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69cm"/>
    </style:style>
    <style:style style:name="co2" style:family="table-column">
      <style:table-column-properties fo:break-before="auto" style:column-width="2.182cm"/>
    </style:style>
    <style:style style:name="co3" style:family="table-column">
      <style:table-column-properties fo:break-before="auto" style:column-width="2.3cm"/>
    </style:style>
    <style:style style:name="co4" style:family="table-column">
      <style:table-column-properties fo:break-before="auto" style:column-width="2.143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1.639cm"/>
    </style:style>
    <style:style style:name="co7" style:family="table-column">
      <style:table-column-properties fo:break-before="auto" style:column-width="1.229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12cm"/>
    </style:style>
    <style:style style:name="co11" style:family="table-column">
      <style:table-column-properties fo:break-before="auto" style:column-width="6.657cm"/>
    </style:style>
    <style:style style:name="co12" style:family="table-column">
      <style:table-column-properties fo:break-before="auto" style:column-width="0.601cm"/>
    </style:style>
    <style:style style:name="co13" style:family="table-column">
      <style:table-column-properties fo:break-before="auto" style:column-width="1.924cm"/>
    </style:style>
    <style:style style:name="co14" style:family="table-column">
      <style:table-column-properties fo:break-before="auto" style:column-width="1.73cm"/>
    </style:style>
    <style:style style:name="co15" style:family="table-column">
      <style:table-column-properties fo:break-before="auto" style:column-width="2.053cm"/>
    </style:style>
    <style:style style:name="co16" style:family="table-column">
      <style:table-column-properties fo:break-before="auto" style:column-width="2.101cm"/>
    </style:style>
    <style:style style:name="co17" style:family="table-column">
      <style:table-column-properties fo:break-before="auto" style:column-width="1.983cm"/>
    </style:style>
    <style:style style:name="co18" style:family="table-column">
      <style:table-column-properties fo:break-before="auto" style:column-width="1.886cm"/>
    </style:style>
    <style:style style:name="co19" style:family="table-column">
      <style:table-column-properties fo:break-before="auto" style:column-width="2.06cm"/>
    </style:style>
    <style:style style:name="co20" style:family="table-column">
      <style:table-column-properties fo:break-before="auto" style:column-width="1.905cm"/>
    </style:style>
    <style:style style:name="co21" style:family="table-column">
      <style:table-column-properties fo:break-before="auto" style:column-width="2.533cm"/>
    </style:style>
    <style:style style:name="co22" style:family="table-column">
      <style:table-column-properties fo:break-before="auto" style:column-width="6.983cm"/>
    </style:style>
    <style:style style:name="co23" style:family="table-column">
      <style:table-column-properties fo:break-before="auto" style:column-width="0.621cm"/>
    </style:style>
    <style:style style:name="co24" style:family="table-column">
      <style:table-column-properties fo:break-before="auto" style:column-width="1.969cm"/>
    </style:style>
    <style:style style:name="co25" style:family="table-column">
      <style:table-column-properties fo:break-before="auto" style:column-width="2.085cm"/>
    </style:style>
    <style:style style:name="co26" style:family="table-column">
      <style:table-column-properties fo:break-before="auto" style:column-width="6.754cm"/>
    </style:style>
    <style:style style:name="co27" style:family="table-column">
      <style:table-column-properties fo:break-before="auto" style:column-width="0.524cm"/>
    </style:style>
    <style:style style:name="co28" style:family="table-column">
      <style:table-column-properties fo:break-before="auto" style:column-width="0.582cm"/>
    </style:style>
    <style:style style:name="co29" style:family="table-column">
      <style:table-column-properties fo:break-before="auto" style:column-width="0.466cm"/>
    </style:style>
    <style:style style:name="co30" style:family="table-column">
      <style:table-column-properties fo:break-before="auto" style:column-width="4.531cm"/>
    </style:style>
    <style:style style:name="co31" style:family="table-column">
      <style:table-column-properties fo:break-before="auto" style:column-width="3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ext-properties fo:font-weight="bold" style:font-weight-asian="bold" style:font-weight-complex="bold"/>
    </style:style>
    <style:style style:name="ce61" style:family="table-cell" style:parent-style-name="Default" style:data-style-name="N4"/>
    <style:style style:name="ce62" style:family="table-cell" style:parent-style-name="Default" style:data-style-name="N124">
      <style:text-properties fo:font-weight="bold" style:font-weight-asian="bold" style:font-weight-complex="bold"/>
    </style:style>
    <style:style style:name="ce63" style:family="table-cell" style:parent-style-name="Default" style:data-style-name="N124"/>
    <style:style style:name="ce64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0"/>
    <style:style style:name="ce78" style:family="table-cell" style:parent-style-name="Default" style:data-style-name="N4">
      <style:text-properties fo:font-weight="bold" style:font-weight-asian="bold" style:font-weight-complex="bold"/>
    </style:style>
    <style:style style:name="ce18" style:family="table-cell" style:parent-style-name="Default" style:data-style-name="N4">
      <style:table-cell-properties fo:padding="0.071cm"/>
      <style:text-properties fo:font-weight="normal" style:font-weight-asian="normal" style:font-weight-complex="normal"/>
    </style:style>
    <style:style style:name="ce19" style:family="table-cell" style:parent-style-name="Default" style:data-style-name="N4">
      <style:text-properties fo:font-weight="normal" style:font-weight-asian="normal" style:font-weight-complex="normal"/>
    </style:style>
    <style:style style:name="ce84" style:family="table-cell" style:parent-style-name="Default" style:data-style-name="N36">
      <style:text-properties fo:font-weight="bold" style:font-weight-asian="bold" style:font-weight-complex="bold"/>
    </style:style>
    <style:style style:name="ce93" style:family="table-cell" style:parent-style-name="Default" style:data-style-name="N36"/>
    <style:style style:name="ce9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8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 style:data-style-name="N124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109" style:family="table-cell" style:parent-style-name="Default" style:data-style-name="N12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transparent"/>
    </style:style>
    <style:style style:name="ce115" style:family="table-cell" style:parent-style-name="Default" style:data-style-name="N124">
      <style:text-properties fo:font-weight="normal" style:font-weight-asian="normal" style:font-weight-complex="normal"/>
    </style:style>
    <style:style style:name="ce11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17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ackground-color="#d4ea6b"/>
    </style:style>
    <style:style style:name="ce120" style:family="table-cell" style:parent-style-name="Default">
      <style:table-cell-properties fo:background-color="#069a2e"/>
    </style:style>
    <style:style style:name="ce121" style:family="table-cell" style:parent-style-name="Default" style:data-style-name="N124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122" style:family="table-cell" style:parent-style-name="Default" style:data-style-name="N124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24" style:family="table-cell" style:parent-style-name="Default" style:data-style-name="N124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25" style:family="table-cell" style:parent-style-name="Default" style:data-style-name="N124">
      <style:table-cell-properties fo:background-color="transparent"/>
    </style:style>
    <style:style style:name="ce126" style:family="table-cell" style:parent-style-name="Default" style:data-style-name="N124">
      <style:table-cell-properties fo:border-bottom="none" fo:border-left="none" fo:border-right="none" fo:border-top="0.06pt solid #000000"/>
    </style:style>
    <style:style style:name="ce127" style:family="table-cell" style:parent-style-name="Default" style:data-style-name="N124">
      <style:table-cell-properties fo:border-bottom="0.06pt solid #000000" fo:border-left="none" fo:border-right="none" fo:border-top="none"/>
    </style:style>
    <style:style style:name="ce128" style:family="table-cell" style:parent-style-name="Default" style:data-style-name="N36">
      <style:table-cell-properties fo:background-color="#ffd7d7"/>
    </style:style>
    <style:style style:name="ce129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d7d7"/>
    </style:style>
    <style:style style:name="ce131" style:family="table-cell" style:parent-style-name="Default" style:data-style-name="N4">
      <style:table-cell-properties fo:background-color="#ffd7d7"/>
    </style:style>
    <style:style style:name="ce132" style:family="table-cell" style:parent-style-name="Default" style:data-style-name="N124">
      <style:table-cell-properties fo:background-color="#ffd7d7"/>
    </style:style>
    <style:style style:name="ce133" style:family="table-cell" style:parent-style-name="Default" style:data-style-name="N36">
      <style:table-cell-properties fo:background-color="#d4ea6b"/>
    </style:style>
    <style:style style:name="ce134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135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 style:data-style-name="N4">
      <style:table-cell-properties fo:background-color="transparent"/>
    </style:style>
    <style:style style:name="ce137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138" style:family="table-cell" style:parent-style-name="Default" style:data-style-name="N124">
      <style:table-cell-properties fo:border-bottom="none" fo:background-color="#ffd7d7" fo:border-left="none" fo:border-right="none" fo:border-top="0.06pt solid #000000"/>
    </style:style>
    <style:style style:name="ce139" style:family="table-cell" style:parent-style-name="Default" style:data-style-name="N4">
      <style:table-cell-properties fo:background-color="#d4ea6b"/>
    </style:style>
    <style:style style:name="ce140" style:family="table-cell" style:parent-style-name="Default" style:data-style-name="N36">
      <style:table-cell-properties fo:background-color="transparent"/>
    </style:style>
    <style:style style:name="ce141" style:family="table-cell" style:parent-style-name="Default">
      <style:table-cell-properties fo:background-color="#ffd8ce"/>
    </style:style>
    <style:style style:name="ce142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 style:data-style-name="N124">
      <style:table-cell-properties fo:background-color="#d4ea6b"/>
      <style:text-properties fo:font-weight="normal" style:font-weight-asian="normal" style:font-weight-complex="normal"/>
    </style:style>
    <style:style style:name="ce144" style:family="table-cell" style:parent-style-name="Default" style:data-style-name="N124">
      <style:table-cell-properties fo:background-color="#ffd8ce"/>
      <style:text-properties fo:font-weight="bold" style:font-weight-asian="bold" style:font-weight-complex="bold"/>
    </style:style>
    <style:style style:name="ce145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146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147" style:family="table-cell" style:parent-style-name="Default">
      <style:text-properties fo:font-weight="normal" style:font-weight-asian="normal" style:font-weight-complex="normal"/>
    </style:style>
    <style:style style:name="ce148" style:family="table-cell" style:parent-style-name="Default" style:data-style-name="N4">
      <style:table-cell-properties fo:background-color="#ffd8ce"/>
    </style:style>
    <style:style style:name="ce149" style:family="table-cell" style:parent-style-name="Default" style:data-style-name="N124">
      <style:table-cell-properties fo:background-color="#ffd8ce"/>
    </style:style>
    <style:style style:name="ce67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61" style:family="table-cell" style:parent-style-name="Default">
      <style:table-cell-properties fo:background-color="#81d41a"/>
    </style:style>
    <style:style style:name="ce162" style:family="table-cell" style:parent-style-name="Default">
      <style:table-cell-properties fo:background-color="#ffa6a6"/>
    </style:style>
    <style:style style:name="ce157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8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1" style:family="table-cell" style:parent-style-name="Default" style:data-style-name="N124">
      <style:table-cell-properties fo:background-color="#81d41a"/>
      <style:text-properties fo:font-weight="normal" style:font-weight-asian="normal" style:font-weight-complex="normal"/>
    </style:style>
    <style:style style:name="ce183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75" style:family="table-cell" style:parent-style-name="Default" style:data-style-name="N124">
      <style:table-cell-properties fo:background-color="#ffd7d7"/>
      <style:text-properties fo:font-weight="bold" style:font-weight-asian="bold" style:font-weight-complex="bold"/>
    </style:style>
    <style:style style:name="ce184" style:family="table-cell" style:parent-style-name="Default" style:data-style-name="N4">
      <style:table-cell-properties fo:background-color="#ffa6a6"/>
      <style:text-properties fo:font-weight="bold" style:font-weight-asian="bold" style:font-weight-complex="bold"/>
    </style:style>
    <style:style style:name="ce185" style:family="table-cell" style:parent-style-name="Default" style:data-style-name="N4">
      <style:table-cell-properties fo:background-color="#81d41a"/>
    </style:style>
    <style:style style:name="ce186" style:family="table-cell" style:parent-style-name="Default" style:data-style-name="N104"/>
    <style:style style:name="ce18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88" style:family="table-cell" style:parent-style-name="Default" style:data-style-name="N104">
      <style:text-properties fo:font-weight="bold" style:font-weight-asian="bold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GUNLUK 202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16"/>
        <table:table-column table:style-name="co7" table:default-cell-style-name="ce61"/>
        <table:table-column table:style-name="co8" table:number-columns-repeated="2" table:default-cell-style-name="ce61"/>
        <table:table-row table:style-name="ro1">
          <table:table-cell/>
          <table:table-cell table:style-name="ce61" table:formula="of:=[.B3]/12" office:value-type="float" office:value="38471.4658333333" calcext:value-type="float">
            <text:p>38.471,47</text:p>
          </table:table-cell>
          <table:table-cell table:style-name="ce61" table:formula="of:=[.C3]/12" office:value-type="float" office:value="-20474.8025" calcext:value-type="float">
            <text:p>-20.474,80</text:p>
          </table:table-cell>
          <table:table-cell table:style-name="ce64" office:value-type="string" calcext:value-type="string">
            <text:p><text:s/>TAHMİNİ</text:p>
          </table:table-cell>
          <table:table-cell table:style-name="ce61" table:formula="of:=[.E3]/12" office:value-type="float" office:value="17104.3033333333" calcext:value-type="float">
            <text:p>17.104,30</text:p>
          </table:table-cell>
          <table:table-cell table:style-name="ce61" table:formula="of:=[.F3]/12" office:value-type="float" office:value="-12505.5675" calcext:value-type="float">
            <text:p>-12.505,57</text:p>
          </table:table-cell>
          <table:table-cell table:style-name="ce64" office:value-type="string" calcext:value-type="string">
            <text:p>Gerçeklşn</text:p>
          </table:table-cell>
          <table:table-cell table:number-columns-repeated="5"/>
        </table:table-row>
        <table:table-row table:style-name="ro2">
          <table:table-cell table:style-name="ce15" office:value-type="float" office:value="-2022" calcext:value-type="float">
            <text:p>-2022</text:p>
          </table:table-cell>
          <table:table-cell table:style-name="ce15" table:number-columns-repeated="2"/>
          <table:table-cell table:style-name="ce64" office:value-type="string" calcext:value-type="string">
            <text:p><text:s/>BAKİYE</text:p>
          </table:table-cell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  <table:table-cell table:number-columns-repeated="5"/>
        </table:table-row>
        <table:table-row table:style-name="ro1">
          <table:table-cell table:style-name="ce60" office:value-type="string" calcext:value-type="string">
            <text:p>TOPLAM</text:p>
          </table:table-cell>
          <table:table-cell table:style-name="ce62" table:formula="of:=SUM([.B6:.B17])" office:value-type="float" office:value="461657.59" calcext:value-type="float">
            <text:p>461.657,59</text:p>
          </table:table-cell>
          <table:table-cell table:style-name="ce62" table:formula="of:=SUM([.C6:.C17])" office:value-type="float" office:value="-245697.63" calcext:value-type="float">
            <text:p>-245.697,63</text:p>
          </table:table-cell>
          <table:table-cell table:style-name="ce62" table:formula="of:=[.B3]+[.C3]" office:value-type="float" office:value="215959.96" calcext:value-type="float">
            <text:p>215.959,96</text:p>
          </table:table-cell>
          <table:table-cell table:style-name="ce62" table:formula="of:=SUM([.E6:.E17])" office:value-type="float" office:value="205251.64" calcext:value-type="float">
            <text:p>205.251,64</text:p>
          </table:table-cell>
          <table:table-cell table:style-name="ce62" table:formula="of:=SUM([.F6:.F17])" office:value-type="float" office:value="-150066.81" calcext:value-type="float">
            <text:p>-150.066,81</text:p>
          </table:table-cell>
          <table:table-cell table:style-name="ce62" table:formula="of:=[.E3]+[.F3]" office:value-type="float" office:value="55184.83" calcext:value-type="float">
            <text:p>55.184,83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63" table:number-columns-repeated="6"/>
          <table:table-cell/>
          <table:table-cell office:value-type="string" calcext:value-type="string">
            <text:p>kira</text:p>
          </table:table-cell>
          <table:table-cell office:value-type="string" calcext:value-type="string">
            <text:p>nzn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Hc 1/1</text:p>
          </table:table-cell>
        </table:table-row>
        <table:table-row table:style-name="ro1">
          <table:table-cell office:value-type="string" calcext:value-type="string">
            <text:p>Ocak</text:p>
          </table:table-cell>
          <table:table-cell table:style-name="ce63" table:formula="of:=[$'01'.D2]" office:value-type="float" office:value="7333.3" calcext:value-type="float">
            <text:p>7.333,30</text:p>
          </table:table-cell>
          <table:table-cell table:style-name="ce63" table:formula="of:=[$'01'.E2]" office:value-type="float" office:value="-6834.05" calcext:value-type="float">
            <text:p>-6.834,05</text:p>
          </table:table-cell>
          <table:table-cell table:style-name="ce63" table:formula="of:=[.B6]+[.C6]+[.D5]" office:value-type="float" office:value="499.25" calcext:value-type="float">
            <text:p>499,25</text:p>
          </table:table-cell>
          <table:table-cell table:style-name="ce63" table:formula="of:=[$'01'.F2]" office:value-type="float" office:value="46462.64" calcext:value-type="float">
            <text:p>46.462,64</text:p>
          </table:table-cell>
          <table:table-cell table:style-name="ce63" table:formula="of:=[$'01'.G2]" office:value-type="float" office:value="-6834.05" calcext:value-type="float">
            <text:p>-6.834,05</text:p>
          </table:table-cell>
          <table:table-cell table:style-name="ce63" table:formula="of:=[.E6]+[.F6]+[.G5]" office:value-type="float" office:value="39628.59" calcext:value-type="float">
            <text:p>39.628,59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Şubat</text:p>
          </table:table-cell>
          <table:table-cell table:style-name="ce63" table:formula="of:=[$'02'.D2]" office:value-type="float" office:value="10567.09" calcext:value-type="float">
            <text:p>10.567,09</text:p>
          </table:table-cell>
          <table:table-cell table:style-name="ce63" table:formula="of:=[$'02'.E2]" office:value-type="float" office:value="-21938.15" calcext:value-type="float">
            <text:p>-21.938,15</text:p>
          </table:table-cell>
          <table:table-cell table:style-name="ce63" table:formula="of:=[.B7]+[.C7]+[.D6]" office:value-type="float" office:value="-10871.81" calcext:value-type="float">
            <text:p>-10.871,81</text:p>
          </table:table-cell>
          <table:table-cell table:style-name="ce63" table:formula="of:=[$'02'.F2]" office:value-type="float" office:value="11567.09" calcext:value-type="float">
            <text:p>11.567,09</text:p>
          </table:table-cell>
          <table:table-cell table:style-name="ce63" table:formula="of:=[$'02'.G2]" office:value-type="float" office:value="-21938.15" calcext:value-type="float">
            <text:p>-21.938,15</text:p>
          </table:table-cell>
          <table:table-cell table:style-name="ce63" table:formula="of:=[.E7]+[.F7]+[.G6]" office:value-type="float" office:value="29257.53" calcext:value-type="float">
            <text:p>29.257,53</text:p>
          </table:table-cell>
          <table:table-cell table:style-name="ce7" office:value-type="string" calcext:value-type="string">
            <text:p>doğuş</text:p>
          </table:table-cell>
          <table:table-cell table:number-columns-repeated="3"/>
          <table:table-cell table:style-name="ce18" office:value-type="float" office:value="36" calcext:value-type="float">
            <text:p>36,00</text:p>
          </table:table-cell>
        </table:table-row>
        <table:table-row table:style-name="ro1">
          <table:table-cell office:value-type="string" calcext:value-type="string">
            <text:p>Mart</text:p>
          </table:table-cell>
          <table:table-cell table:style-name="ce63" table:formula="of:=[$'03'.D2]" office:value-type="float" office:value="36859.61" calcext:value-type="float">
            <text:p>36.859,61</text:p>
          </table:table-cell>
          <table:table-cell table:style-name="ce63" table:formula="of:=[$'03'.E2]" office:value-type="float" office:value="-30109.3" calcext:value-type="float">
            <text:p>-30.109,30</text:p>
          </table:table-cell>
          <table:table-cell table:style-name="ce63" table:formula="of:=[.B8]+[.C8]+[.D7]" office:value-type="float" office:value="-4121.5" calcext:value-type="float">
            <text:p>-4.121,50</text:p>
          </table:table-cell>
          <table:table-cell table:style-name="ce63" table:formula="of:=[$'03'.F2]" office:value-type="float" office:value="35859.61" calcext:value-type="float">
            <text:p>35.859,61</text:p>
          </table:table-cell>
          <table:table-cell table:style-name="ce63" table:formula="of:=[$'03'.G2]" office:value-type="float" office:value="-30109.3" calcext:value-type="float">
            <text:p>-30.109,30</text:p>
          </table:table-cell>
          <table:table-cell table:style-name="ce63" table:formula="of:=[.E8]+[.F8]+[.G7]" office:value-type="float" office:value="35007.84" calcext:value-type="float">
            <text:p>35.007,84</text:p>
          </table:table-cell>
          <table:table-cell table:style-name="ce7" office:value-type="string" calcext:value-type="string">
            <text:p>snyF</text:p>
          </table:table-cell>
          <table:table-cell office:value-type="float" office:value="48" calcext:value-type="float">
            <text:p>48</text:p>
          </table:table-cell>
          <table:table-cell table:formula="of:=[.I8]*0.2491" office:value-type="float" office:value="11.9568" calcext:value-type="float">
            <text:p>11,96</text:p>
          </table:table-cell>
          <table:table-cell table:formula="of:=[.I8]-[.J8]" office:value-type="float" office:value="36.0432" calcext:value-type="float">
            <text:p>36,04</text:p>
          </table:table-cell>
          <table:table-cell table:style-name="ce19"/>
        </table:table-row>
        <table:table-row table:style-name="ro1">
          <table:table-cell office:value-type="string" calcext:value-type="string">
            <text:p>Nisan</text:p>
          </table:table-cell>
          <table:table-cell table:style-name="ce63" table:formula="of:=[$'04'.D2]" office:value-type="float" office:value="15937.59" calcext:value-type="float">
            <text:p>15.937,59</text:p>
          </table:table-cell>
          <table:table-cell table:style-name="ce63" table:formula="of:=[$'04'.E2]" office:value-type="float" office:value="-11790.68" calcext:value-type="float">
            <text:p>-11.790,68</text:p>
          </table:table-cell>
          <table:table-cell table:style-name="ce63" table:formula="of:=[.B9]+[.C9]+[.D8]" office:value-type="float" office:value="25.4100000000035" calcext:value-type="float">
            <text:p>25,41</text:p>
          </table:table-cell>
          <table:table-cell table:style-name="ce63" table:formula="of:=[$'04'.F2]" office:value-type="float" office:value="17940.28" calcext:value-type="float">
            <text:p>17.940,28</text:p>
          </table:table-cell>
          <table:table-cell table:style-name="ce63" table:formula="of:=[$'04'.G2]" office:value-type="float" office:value="-11140.68" calcext:value-type="float">
            <text:p>-11.140,68</text:p>
          </table:table-cell>
          <table:table-cell table:style-name="ce63" table:formula="of:=[.E9]+[.F9]+[.G8]" office:value-type="float" office:value="41807.44" calcext:value-type="float">
            <text:p>41.807,44</text:p>
          </table:table-cell>
          <table:table-cell table:style-name="ce7" office:value-type="string" calcext:value-type="string">
            <text:p>tuzgmrğ</text:p>
          </table:table-cell>
          <table:table-cell table:number-columns-repeated="3"/>
          <table:table-cell table:style-name="ce19" office:value-type="float" office:value="19.8" calcext:value-type="float">
            <text:p>19,80</text:p>
          </table:table-cell>
        </table:table-row>
        <table:table-row table:style-name="ro1">
          <table:table-cell office:value-type="string" calcext:value-type="string">
            <text:p>Mayıs</text:p>
          </table:table-cell>
          <table:table-cell table:style-name="ce63" table:formula="of:=[$'05'.D2]" office:value-type="float" office:value="15328.34" calcext:value-type="float">
            <text:p>15.328,34</text:p>
          </table:table-cell>
          <table:table-cell table:style-name="ce63" table:formula="of:=[$'05'.E2]" office:value-type="float" office:value="-7712.66" calcext:value-type="float">
            <text:p>-7.712,66</text:p>
          </table:table-cell>
          <table:table-cell table:style-name="ce63" table:formula="of:=[.B10]+[.C10]+[.D9]" office:value-type="float" office:value="7641.09" calcext:value-type="float">
            <text:p>7.641,09</text:p>
          </table:table-cell>
          <table:table-cell table:style-name="ce63" table:formula="of:=[$'05'.F2]" office:value-type="float" office:value="9522.37" calcext:value-type="float">
            <text:p>9.522,37</text:p>
          </table:table-cell>
          <table:table-cell table:style-name="ce63" table:formula="of:=[$'05'.G2]" office:value-type="float" office:value="-7722.66" calcext:value-type="float">
            <text:p>-7.722,66</text:p>
          </table:table-cell>
          <table:table-cell table:style-name="ce63" table:formula="of:=[.E10]+[.F10]+[.G9]" office:value-type="float" office:value="43607.15" calcext:value-type="float">
            <text:p>43.607,15</text:p>
          </table:table-cell>
          <table:table-cell table:style-name="ce7" office:value-type="string" calcext:value-type="string">
            <text:p>sny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9"/>
        </table:table-row>
        <table:table-row table:style-name="ro1">
          <table:table-cell office:value-type="string" calcext:value-type="string">
            <text:p>Haziran</text:p>
          </table:table-cell>
          <table:table-cell table:style-name="ce63" table:formula="of:=[$'06'.D2]" office:value-type="float" office:value="21837.05" calcext:value-type="float">
            <text:p>21.837,05</text:p>
          </table:table-cell>
          <table:table-cell table:style-name="ce63" table:formula="of:=[$'06'.E2]" office:value-type="float" office:value="-28058.1" calcext:value-type="float">
            <text:p>-28.058,10</text:p>
          </table:table-cell>
          <table:table-cell table:style-name="ce63" table:formula="of:=[.B11]+[.C11]+[.D10]" office:value-type="float" office:value="1420.04" calcext:value-type="float">
            <text:p>1.420,04</text:p>
          </table:table-cell>
          <table:table-cell table:style-name="ce63" table:formula="of:=[$'06'.F2]" office:value-type="float" office:value="16654.19" calcext:value-type="float">
            <text:p>16.654,19</text:p>
          </table:table-cell>
          <table:table-cell table:style-name="ce63" table:formula="of:=[$'06'.G2]" office:value-type="float" office:value="-28058.1" calcext:value-type="float">
            <text:p>-28.058,10</text:p>
          </table:table-cell>
          <table:table-cell table:style-name="ce63" table:formula="of:=[.E11]+[.F11]+[.G10]" office:value-type="float" office:value="32203.24" calcext:value-type="float">
            <text:p>32.203,24</text:p>
          </table:table-cell>
          <table:table-cell table:number-columns-repeated="4"/>
          <table:table-cell table:style-name="ce19"/>
        </table:table-row>
        <table:table-row table:style-name="ro1">
          <table:table-cell office:value-type="string" calcext:value-type="string">
            <text:p>Temmuz</text:p>
          </table:table-cell>
          <table:table-cell table:style-name="ce63" table:formula="of:=[$'07'.D2]" office:value-type="float" office:value="27131.07" calcext:value-type="float">
            <text:p>27.131,07</text:p>
          </table:table-cell>
          <table:table-cell table:style-name="ce63" table:formula="of:=[$'07'.E2]" office:value-type="float" office:value="-17400.82" calcext:value-type="float">
            <text:p>-17.400,82</text:p>
          </table:table-cell>
          <table:table-cell table:style-name="ce63" table:formula="of:=[.B12]+[.C12]+[.D11]" office:value-type="float" office:value="11150.29" calcext:value-type="float">
            <text:p>11.150,29</text:p>
          </table:table-cell>
          <table:table-cell table:style-name="ce63" table:formula="of:=[$'07'.F2]" office:value-type="float" office:value="16133.3" calcext:value-type="float">
            <text:p>16.133,30</text:p>
          </table:table-cell>
          <table:table-cell table:style-name="ce63" table:formula="of:=[$'07'.G2]" office:value-type="float" office:value="-20600.82" calcext:value-type="float">
            <text:p>-20.600,82</text:p>
          </table:table-cell>
          <table:table-cell table:style-name="ce63" table:formula="of:=[.E12]+[.F12]+[.G11]" office:value-type="float" office:value="27735.72" calcext:value-type="float">
            <text:p>27.735,72</text:p>
          </table:table-cell>
          <table:table-cell table:style-name="ce7" office:value-type="string" calcext:value-type="string">
            <text:p>snyG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9"/>
        </table:table-row>
        <table:table-row table:style-name="ro1">
          <table:table-cell office:value-type="string" calcext:value-type="string">
            <text:p>Ağustos</text:p>
          </table:table-cell>
          <table:table-cell table:style-name="ce63" table:formula="of:=[$'08'.D2]" office:value-type="float" office:value="96063.54" calcext:value-type="float">
            <text:p>96.063,54</text:p>
          </table:table-cell>
          <table:table-cell table:style-name="ce63" table:formula="of:=[$'08'.E2]" office:value-type="float" office:value="-11695.35" calcext:value-type="float">
            <text:p>-11.695,35</text:p>
          </table:table-cell>
          <table:table-cell table:style-name="ce63" table:formula="of:=[.B13]+[.C13]+[.D12]" office:value-type="float" office:value="95518.48" calcext:value-type="float">
            <text:p>95.518,48</text:p>
          </table:table-cell>
          <table:table-cell table:style-name="ce63" table:formula="of:=[$'08'.F2]" office:value-type="float" office:value="51112.16" calcext:value-type="float">
            <text:p>51.112,16</text:p>
          </table:table-cell>
          <table:table-cell table:style-name="ce63" table:formula="of:=[$'08'.G2]" office:value-type="float" office:value="-23663.05" calcext:value-type="float">
            <text:p>-23.663,05</text:p>
          </table:table-cell>
          <table:table-cell table:style-name="ce63" table:formula="of:=[.E13]+[.F13]+[.G12]" office:value-type="float" office:value="55184.83" calcext:value-type="float">
            <text:p>55.184,83</text:p>
          </table:table-cell>
          <table:table-cell table:style-name="ce7" office:value-type="string" calcext:value-type="string">
            <text:p>lise</text:p>
          </table:table-cell>
          <table:table-cell table:number-columns-repeated="3"/>
          <table:table-cell table:style-name="ce19" office:value-type="float" office:value="22" calcext:value-type="float">
            <text:p>22,00</text:p>
          </table:table-cell>
        </table:table-row>
        <table:table-row table:style-name="ro1">
          <table:table-cell office:value-type="string" calcext:value-type="string">
            <text:p>Eylül</text:p>
          </table:table-cell>
          <table:table-cell table:style-name="ce63" table:formula="of:=[$'09'.D2]" office:value-type="float" office:value="70850" calcext:value-type="float">
            <text:p>70.850,00</text:p>
          </table:table-cell>
          <table:table-cell table:style-name="ce63" table:formula="of:=[$'09'.E2]" office:value-type="float" office:value="-75519.02" calcext:value-type="float">
            <text:p>-75.519,02</text:p>
          </table:table-cell>
          <table:table-cell table:style-name="ce63" table:formula="of:=[.B14]+[.C14]+[.D13]" office:value-type="float" office:value="90849.46" calcext:value-type="float">
            <text:p>90.849,46</text:p>
          </table:table-cell>
          <table:table-cell table:style-name="ce63" table:formula="of:=[$'09'.F2]" office:value-type="float" office:value="0" calcext:value-type="float">
            <text:p>0,00</text:p>
          </table:table-cell>
          <table:table-cell table:style-name="ce63" table:formula="of:=[$'09'.G2]" office:value-type="float" office:value="0" calcext:value-type="float">
            <text:p>0,00</text:p>
          </table:table-cell>
          <table:table-cell table:style-name="ce63" table:formula="of:=[.E14]+[.F14]+[.G13]" office:value-type="float" office:value="55184.83" calcext:value-type="float">
            <text:p>55.184,83</text:p>
          </table:table-cell>
          <table:table-cell table:style-name="ce7" office:value-type="string" calcext:value-type="string">
            <text:p>snyE</text:p>
          </table:table-cell>
          <table:table-cell office:value-type="float" office:value="45" calcext:value-type="float">
            <text:p>45</text:p>
          </table:table-cell>
          <table:table-cell table:formula="of:=[.I14]*0.2491" office:value-type="float" office:value="11.2095" calcext:value-type="float">
            <text:p>11,21</text:p>
          </table:table-cell>
          <table:table-cell table:formula="of:=[.I14]-[.J14]" office:value-type="float" office:value="33.7905" calcext:value-type="float">
            <text:p>33,79</text:p>
          </table:table-cell>
          <table:table-cell table:style-name="ce19"/>
        </table:table-row>
        <table:table-row table:style-name="ro1">
          <table:table-cell office:value-type="string" calcext:value-type="string">
            <text:p>Ekim</text:p>
          </table:table-cell>
          <table:table-cell table:style-name="ce63" table:formula="of:=[$'10'.D2]" office:value-type="float" office:value="12850" calcext:value-type="float">
            <text:p>12.850,00</text:p>
          </table:table-cell>
          <table:table-cell table:style-name="ce63" table:formula="of:=[$'10'.E2]" office:value-type="float" office:value="-11546.5" calcext:value-type="float">
            <text:p>-11.546,50</text:p>
          </table:table-cell>
          <table:table-cell table:style-name="ce63" table:formula="of:=[.B15]+[.C15]+[.D14]" office:value-type="float" office:value="92152.96" calcext:value-type="float">
            <text:p>92.152,96</text:p>
          </table:table-cell>
          <table:table-cell table:style-name="ce63" table:formula="of:=[$'10'.F2]" office:value-type="float" office:value="0" calcext:value-type="float">
            <text:p>0,00</text:p>
          </table:table-cell>
          <table:table-cell table:style-name="ce63" table:formula="of:=[$'10'.G2]" office:value-type="float" office:value="0" calcext:value-type="float">
            <text:p>0,00</text:p>
          </table:table-cell>
          <table:table-cell table:style-name="ce63" table:formula="of:=[.E15]+[.F15]+[.G14]" office:value-type="float" office:value="55184.83" calcext:value-type="float">
            <text:p>55.184,83</text:p>
          </table:table-cell>
          <table:table-cell table:style-name="ce7" office:value-type="string" calcext:value-type="string">
            <text:p>ali paşa</text:p>
          </table:table-cell>
          <table:table-cell table:number-columns-repeated="3"/>
          <table:table-cell table:style-name="ce19" office:value-type="float" office:value="5" calcext:value-type="float">
            <text:p>5,00</text:p>
          </table:table-cell>
        </table:table-row>
        <table:table-row table:style-name="ro1">
          <table:table-cell office:value-type="string" calcext:value-type="string">
            <text:p>Kasım</text:p>
          </table:table-cell>
          <table:table-cell table:style-name="ce63" table:formula="of:=[$'11'.D2]" office:value-type="float" office:value="134050" calcext:value-type="float">
            <text:p>134.050,00</text:p>
          </table:table-cell>
          <table:table-cell table:style-name="ce63" table:formula="of:=[$'11'.E2]" office:value-type="float" office:value="-11546.5" calcext:value-type="float">
            <text:p>-11.546,50</text:p>
          </table:table-cell>
          <table:table-cell table:style-name="ce63" table:formula="of:=[.B16]+[.C16]+[.D15]" office:value-type="float" office:value="214656.46" calcext:value-type="float">
            <text:p>214.656,46</text:p>
          </table:table-cell>
          <table:table-cell table:style-name="ce63" table:formula="of:=[$'11'.F2]" office:value-type="float" office:value="0" calcext:value-type="float">
            <text:p>0,00</text:p>
          </table:table-cell>
          <table:table-cell table:style-name="ce63" table:formula="of:=[$'11'.G2]" office:value-type="float" office:value="0" calcext:value-type="float">
            <text:p>0,00</text:p>
          </table:table-cell>
          <table:table-cell table:style-name="ce63" table:formula="of:=[.E16]+[.F16]+[.G15]" office:value-type="float" office:value="55184.83" calcext:value-type="float">
            <text:p>55.184,83</text:p>
          </table:table-cell>
          <table:table-cell table:style-name="ce7" office:value-type="string" calcext:value-type="string">
            <text:p>snyCD</text:p>
          </table:table-cell>
          <table:table-cell office:value-type="float" office:value="75" calcext:value-type="float">
            <text:p>75</text:p>
          </table:table-cell>
          <table:table-cell table:formula="of:=[.I16]*0.2491" office:value-type="float" office:value="18.6825" calcext:value-type="float">
            <text:p>18,68</text:p>
          </table:table-cell>
          <table:table-cell table:formula="of:=[.I16]-[.J16]" office:value-type="float" office:value="56.3175" calcext:value-type="float">
            <text:p>56,32</text:p>
          </table:table-cell>
          <table:table-cell table:style-name="ce19"/>
        </table:table-row>
        <table:table-row table:style-name="ro1">
          <table:table-cell office:value-type="string" calcext:value-type="string">
            <text:p>Aralık</text:p>
          </table:table-cell>
          <table:table-cell table:style-name="ce63" table:formula="of:=[$'12'.D2]" office:value-type="float" office:value="12850" calcext:value-type="float">
            <text:p>12.850,00</text:p>
          </table:table-cell>
          <table:table-cell table:style-name="ce63" table:formula="of:=[$'12'.E2]" office:value-type="float" office:value="-11546.5" calcext:value-type="float">
            <text:p>-11.546,50</text:p>
          </table:table-cell>
          <table:table-cell table:style-name="ce63" table:formula="of:=[.B17]+[.C17]+[.D16]" office:value-type="float" office:value="215959.96" calcext:value-type="float">
            <text:p>215.959,96</text:p>
          </table:table-cell>
          <table:table-cell table:style-name="ce63" table:formula="of:=[$'12'.F2]" office:value-type="float" office:value="0" calcext:value-type="float">
            <text:p>0,00</text:p>
          </table:table-cell>
          <table:table-cell table:style-name="ce63" table:formula="of:=[$'12'.G2]" office:value-type="float" office:value="0" calcext:value-type="float">
            <text:p>0,00</text:p>
          </table:table-cell>
          <table:table-cell table:style-name="ce63" table:formula="of:=[.E17]+[.F17]+[.G16]" office:value-type="float" office:value="55184.83" calcext:value-type="float">
            <text:p>55.184,83</text:p>
          </table:table-cell>
          <table:table-cell table:style-name="ce7" office:value-type="string" calcext:value-type="string">
            <text:p>snyA</text:p>
          </table:table-cell>
          <table:table-cell office:value-type="float" office:value="42" calcext:value-type="float">
            <text:p>42</text:p>
          </table:table-cell>
          <table:table-cell table:formula="of:=[.I17]*0.2491" office:value-type="float" office:value="10.4622" calcext:value-type="float">
            <text:p>10,46</text:p>
          </table:table-cell>
          <table:table-cell table:formula="of:=[.I17]-[.J17]" office:value-type="float" office:value="31.5378" calcext:value-type="float">
            <text:p>31,54</text:p>
          </table:table-cell>
          <table:table-cell/>
        </table:table-row>
        <table:table-row table:style-name="ro1">
          <table:table-cell/>
          <table:table-cell table:style-name="ce63" table:number-columns-repeated="6"/>
          <table:table-cell table:number-columns-repeated="5"/>
        </table:table-row>
        <table:table-row table:style-name="ro1">
          <table:table-cell/>
          <table:table-cell table:style-name="ce63" table:formula="of:=SUM([.B6:.B17])" office:value-type="float" office:value="461657.59" calcext:value-type="float">
            <text:p>461.657,59</text:p>
          </table:table-cell>
          <table:table-cell table:style-name="ce63" table:formula="of:=SUM([.C6:.C17])" office:value-type="float" office:value="-245697.63" calcext:value-type="float">
            <text:p>-245.697,63</text:p>
          </table:table-cell>
          <table:table-cell table:style-name="ce63"/>
          <table:table-cell table:style-name="ce63" table:formula="of:=SUM([.E6:.E17])" office:value-type="float" office:value="205251.64" calcext:value-type="float">
            <text:p>205.251,64</text:p>
          </table:table-cell>
          <table:table-cell table:style-name="ce63" table:formula="of:=SUM([.F6:.F17])" office:value-type="float" office:value="-150066.81" calcext:value-type="float">
            <text:p>-150.066,81</text:p>
          </table:table-cell>
          <table:table-cell table:style-name="ce63" table:formula="of:=[.E19]+[.F19]" office:value-type="float" office:value="55184.83" calcext:value-type="float">
            <text:p>55.184,83</text:p>
          </table:table-cell>
          <table:table-cell/>
          <table:table-cell table:formula="of:=SUM([.I6:.I17])" office:value-type="float" office:value="210" calcext:value-type="float">
            <text:p>210</text:p>
          </table:table-cell>
          <table:table-cell table:style-name="ce78" table:formula="of:=SUM([.J6:.J17])" office:value-type="float" office:value="52.311" calcext:value-type="float">
            <text:p>52,31</text:p>
          </table:table-cell>
          <table:table-cell table:style-name="ce78" table:formula="of:=SUM([.K6:.K17])" office:value-type="float" office:value="157.689" calcext:value-type="float">
            <text:p>157,69</text:p>
          </table:table-cell>
          <table:table-cell table:style-name="ce78" table:formula="of:=SUM([.L6:.L17])" office:value-type="float" office:value="82.8" calcext:value-type="float">
            <text:p>82,80</text:p>
          </table:table-cell>
        </table:table-row>
        <table:table-row table:style-name="ro1">
          <table:table-cell table:number-columns-repeated="9"/>
          <table:table-cell table:style-name="ce78"/>
          <table:table-cell/>
          <table:table-cell table:formula="of:=[.K19]+[.L19]" office:value-type="float" office:value="240.489" calcext:value-type="float">
            <text:p>240,49</text:p>
          </table:table-cell>
        </table:table-row>
        <table:table-row table:style-name="ro1">
          <table:table-cell table:number-columns-repeated="2"/>
          <table:table-cell table:style-name="ce61" table:number-columns-repeated="2"/>
          <table:table-cell table:number-columns-repeated="2"/>
          <table:table-cell table:style-name="ce63"/>
          <table:table-cell/>
          <table:table-cell table:style-name="ce7"/>
          <table:table-cell table:number-columns-repeated="3"/>
        </table:table-row>
        <table:table-row table:style-name="ro1" table:number-rows-repeated="3">
          <table:table-cell table:number-columns-repeated="8"/>
          <table:table-cell table:style-name="ce7"/>
          <table:table-cell table:number-columns-repeated="3"/>
        </table:table-row>
        <table:table-row table:style-name="ro1" table:number-rows-repeated="2">
          <table:table-cell table:number-columns-repeated="10"/>
          <table:table-cell table:style-name="ce78"/>
          <table:table-cell/>
        </table:table-row>
        <table:table-row table:style-name="ro1" table:number-rows-repeated="104854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01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63"/>
        <table:table-column table:style-name="co15" table:number-columns-repeated="3" table:default-cell-style-name="ce63"/>
        <table:table-column table:style-name="co9" table:default-cell-style-name="Default"/>
        <table:table-row table:style-name="ro1">
          <table:table-cell table:number-columns-repeated="4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  <table:table-cell/>
        </table:table-row>
        <table:table-row table:style-name="ro1">
          <table:table-cell table:style-name="ce84" office:value-type="string" calcext:value-type="string">
            <text:p>- OCAK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3:.D57])" office:value-type="float" office:value="7333.3" calcext:value-type="float">
            <text:p>7.333,30</text:p>
          </table:table-cell>
          <table:table-cell table:style-name="ce109" table:formula="of:=SUM([.E3:.E57])" office:value-type="float" office:value="-6834.05" calcext:value-type="float">
            <text:p>-6.834,05</text:p>
          </table:table-cell>
          <table:table-cell table:style-name="ce109" table:formula="of:=SUM([.F3:.F57])" office:value-type="float" office:value="46462.64" calcext:value-type="float">
            <text:p>46.462,64</text:p>
          </table:table-cell>
          <table:table-cell table:style-name="ce109" table:formula="of:=SUM([.G3:.G57])" office:value-type="float" office:value="-6834.05" calcext:value-type="float">
            <text:p>-6.834,05</text:p>
          </table:table-cell>
          <table:table-cell table:style-name="ce109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1">
          <table:table-cell table:style-name="ce93"/>
          <table:table-cell table:style-name="ce97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1">
          <table:table-cell table:style-name="ce93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1">
          <table:table-cell table:style-name="ce93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63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1">
          <table:table-cell table:style-name="ce93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63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1">
          <table:table-cell table:style-name="ce93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63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1">
          <table:table-cell table:style-name="ce93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63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1">
          <table:table-cell table:style-name="ce93" office:value-type="date" office:date-value="2022-01-13" calcext:value-type="date">
            <text:p>13.01.2022</text:p>
          </table:table-cell>
          <table:table-cell table:style-name="ce98" office:value-type="string" calcext:value-type="string">
            <text:p>9522138254 /CK ÇEPESAŞ/FATURA</text:p>
          </table:table-cell>
          <table:table-cell table:style-name="ce98" office:value-type="string" calcext:value-type="string">
            <text:p>B</text:p>
          </table:table-cell>
          <table:table-cell table:style-name="ce98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1">
          <table:table-cell table:style-name="ce93" office:value-type="date" office:date-value="2022-01-03" calcext:value-type="date">
            <text:p>03.01.2022</text:p>
          </table:table-cell>
          <table:table-cell table:style-name="ce99" office:value-type="string" calcext:value-type="string">
            <text:p>5847500300 /CK ÇEPESAŞ/FATURA</text:p>
          </table:table-cell>
          <table:table-cell table:style-name="ce99" office:value-type="string" calcext:value-type="string">
            <text:p>B</text:p>
          </table:table-cell>
          <table:table-cell table:style-name="ce99"/>
          <table:table-cell table:style-name="ce64" office:value-type="float" office:value="-130.3" calcext:value-type="float">
            <text:p>-130,30</text:p>
          </table:table-cell>
          <table:table-cell table:style-name="ce64"/>
          <table:table-cell table:style-name="ce64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1">
          <table:table-cell table:style-name="ce93" office:value-type="date" office:date-value="2022-01-03" calcext:value-type="date">
            <text:p>03.01.2022</text:p>
          </table:table-cell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office:value-type="string" calcext:value-type="string">
            <text:p>B</text:p>
          </table:table-cell>
          <table:table-cell table:style-name="ce99"/>
          <table:table-cell table:style-name="ce64" office:value-type="float" office:value="-255.4" calcext:value-type="float">
            <text:p>-255,40</text:p>
          </table:table-cell>
          <table:table-cell table:style-name="ce64"/>
          <table:table-cell table:style-name="ce64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1">
          <table:table-cell table:style-name="ce93"/>
          <table:table-cell table:style-name="ce98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1">
          <table:table-cell table:style-name="ce93" office:value-type="date" office:date-value="2022-01-17" calcext:value-type="date">
            <text:p>17.01.2022</text:p>
          </table:table-cell>
          <table:table-cell table:style-name="ce98" office:value-type="string" calcext:value-type="string">
            <text:p>0000383215 /TOKATAMASY/FATURA</text:p>
          </table:table-cell>
          <table:table-cell table:style-name="ce98" office:value-type="string" calcext:value-type="string">
            <text:p>B</text:p>
          </table:table-cell>
          <table:table-cell table:style-name="ce98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1">
          <table:table-cell table:style-name="ce93" office:value-type="date" office:date-value="2022-01-17" calcext:value-type="date">
            <text:p>17.01.2022</text:p>
          </table:table-cell>
          <table:table-cell table:style-name="ce98" office:value-type="string" calcext:value-type="string">
            <text:p>000374398 /TOKATAMASY/FATURA</text:p>
          </table:table-cell>
          <table:table-cell table:style-name="ce98" office:value-type="string" calcext:value-type="string">
            <text:p>B</text:p>
          </table:table-cell>
          <table:table-cell table:style-name="ce98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1">
          <table:table-cell table:style-name="ce93"/>
          <table:table-cell table:style-name="ce98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1">
          <table:table-cell table:style-name="ce93"/>
          <table:table-cell table:style-name="ce100" office:value-type="string" calcext:value-type="string">
            <text:p>vodafone</text:p>
          </table:table-cell>
          <table:table-cell table:style-name="ce100" table:number-columns-repeated="2"/>
          <table:table-cell table:style-name="ce64" office:value-type="float" office:value="-50" calcext:value-type="float">
            <text:p>-50,00</text:p>
          </table:table-cell>
          <table:table-cell table:style-name="ce64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1">
          <table:table-cell table:style-name="ce93" office:value-type="date" office:date-value="2022-01-04" calcext:value-type="date">
            <text:p>04.01.2022</text:p>
          </table:table-cell>
          <table:table-cell table:style-name="ce107" office:value-type="string" calcext:value-type="string">
            <text:p>4876 KK</text:p>
          </table:table-cell>
          <table:table-cell table:style-name="ce107" office:value-type="string" calcext:value-type="string">
            <text:p>B</text:p>
          </table:table-cell>
          <table:table-cell table:style-name="ce107"/>
          <table:table-cell table:style-name="ce64" table:number-columns-repeated="2"/>
          <table:table-cell table:style-name="ce64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1">
          <table:table-cell table:style-name="ce93"/>
          <table:table-cell table:style-name="ce100" table:number-columns-repeated="3"/>
          <table:table-cell table:style-name="ce64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1">
          <table:table-cell table:style-name="ce93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1">
          <table:table-cell table:style-name="ce93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1">
          <table:table-cell table:style-name="ce93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1">
          <table:table-cell table:style-name="ce93"/>
          <table:table-cell table:style-name="ce100" table:number-columns-repeated="3"/>
          <table:table-cell table:style-name="ce64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1">
          <table:table-cell table:style-name="ce93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63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1">
          <table:table-cell table:style-name="ce93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63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1">
          <table:table-cell table:style-name="ce93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63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1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1" table:number-rows-repeated="2">
          <table:table-cell table:style-name="ce93"/>
          <table:table-cell table:number-columns-repeated="8"/>
        </table:table-row>
        <table:table-row table:style-name="ro1">
          <table:table-cell table:style-name="ce93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93"/>
          <table:table-cell table:number-columns-repeated="3"/>
          <table:table-cell table:style-name="ce64" table:number-columns-repeated="4"/>
          <table:table-cell/>
        </table:table-row>
        <table:table-row table:style-name="ro1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60"/>
        </table:table-row>
        <table:table-row table:style-name="ro1">
          <table:table-cell table:style-name="ce93"/>
          <table:table-cell table:number-columns-repeated="3"/>
          <table:table-cell table:style-name="ce62" table:number-columns-repeated="3"/>
          <table:table-cell/>
          <table:table-cell table:style-name="ce60"/>
        </table:table-row>
        <table:table-row table:style-name="ro1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1" table:number-rows-repeated="2">
          <table:table-cell table:style-name="ce93"/>
          <table:table-cell table:number-columns-repeated="8"/>
        </table:table-row>
        <table:table-row table:style-name="ro1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1">
          <table:table-cell table:style-name="ce93"/>
          <table:table-cell table:number-columns-repeated="8"/>
        </table:table-row>
        <table:table-row table:style-name="ro1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1">
          <table:table-cell table:style-name="ce93"/>
          <table:table-cell table:style-name="ce60" table:number-columns-repeated="3"/>
          <table:table-cell table:number-columns-repeated="5"/>
        </table:table-row>
        <table:table-row table:style-name="ro1" table:number-rows-repeated="2">
          <table:table-cell table:style-name="ce93"/>
          <table:table-cell table:style-name="ce99" table:number-columns-repeated="3"/>
          <table:table-cell table:style-name="ce62" table:number-columns-repeated="2"/>
          <table:table-cell table:number-columns-repeated="3"/>
        </table:table-row>
        <table:table-row table:style-name="ro1">
          <table:table-cell table:style-name="ce93"/>
          <table:table-cell table:style-name="ce100" table:number-columns-repeated="3"/>
          <table:table-cell table:style-name="ce62" table:number-columns-repeated="2"/>
          <table:table-cell table:number-columns-repeated="3"/>
        </table:table-row>
        <table:table-row table:style-name="ro1" table:number-rows-repeated="5">
          <table:table-cell table:style-name="ce93"/>
          <table:table-cell table:number-columns-repeated="8"/>
        </table:table-row>
        <table:table-row table:style-name="ro1" table:number-rows-repeated="3">
          <table:table-cell table:style-name="ce93"/>
          <table:table-cell table:style-name="ce98" table:number-columns-repeated="3"/>
          <table:table-cell table:number-columns-repeated="5"/>
        </table:table-row>
        <table:table-row table:style-name="ro1" table:number-rows-repeated="9">
          <table:table-cell table:style-name="ce93"/>
          <table:table-cell table:number-columns-repeated="8"/>
        </table:table-row>
        <table:table-row table:style-name="ro1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1">
          <table:table-cell table:style-name="ce93"/>
          <table:table-cell table:number-columns-repeated="8"/>
        </table:table-row>
        <table:table-row table:style-name="ro1" table:number-rows-repeated="17">
          <table:table-cell table:style-name="ce93"/>
          <table:table-cell table:number-columns-repeated="3"/>
          <table:table-cell table:style-name="Default" table:number-columns-repeated="4"/>
          <table:table-cell/>
        </table:table-row>
        <table:table-row table:style-name="ro1" table:number-rows-repeated="4">
          <table:table-cell table:style-name="ce93"/>
          <table:table-cell table:number-columns-repeated="8"/>
        </table:table-row>
        <table:table-row table:style-name="ro1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1" table:number-rows-repeated="2">
          <table:table-cell table:style-name="ce93"/>
          <table:table-cell table:style-name="ce60" table:number-columns-repeated="3"/>
          <table:table-cell table:number-columns-repeated="5"/>
        </table:table-row>
        <table:table-row table:style-name="ro1" table:number-rows-repeated="2">
          <table:table-cell table:style-name="ce93"/>
          <table:table-cell table:style-name="ce99" table:number-columns-repeated="3"/>
          <table:table-cell table:style-name="ce62" table:number-columns-repeated="2"/>
          <table:table-cell table:number-columns-repeated="3"/>
        </table:table-row>
        <table:table-row table:style-name="ro1">
          <table:table-cell table:style-name="ce93"/>
          <table:table-cell table:style-name="ce100" table:number-columns-repeated="3"/>
          <table:table-cell table:style-name="ce62" table:number-columns-repeated="2"/>
          <table:table-cell table:number-columns-repeated="3"/>
        </table:table-row>
        <table:table-row table:style-name="ro1" table:number-rows-repeated="5">
          <table:table-cell table:style-name="ce93"/>
          <table:table-cell table:number-columns-repeated="8"/>
        </table:table-row>
        <table:table-row table:style-name="ro1" table:number-rows-repeated="3">
          <table:table-cell table:style-name="ce93"/>
          <table:table-cell table:style-name="ce98" table:number-columns-repeated="3"/>
          <table:table-cell table:number-columns-repeated="5"/>
        </table:table-row>
        <table:table-row table:style-name="ro1" table:number-rows-repeated="9">
          <table:table-cell table:style-name="ce93"/>
          <table:table-cell table:number-columns-repeated="8"/>
        </table:table-row>
        <table:table-row table:style-name="ro1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1">
          <table:table-cell table:style-name="ce93"/>
          <table:table-cell table:style-name="ce60" table:number-columns-repeated="3"/>
          <table:table-cell table:number-columns-repeated="5"/>
        </table:table-row>
        <table:table-row table:style-name="ro1">
          <table:table-cell/>
          <table:table-cell table:style-name="ce60" table:number-columns-repeated="3"/>
          <table:table-cell table:number-columns-repeated="5"/>
        </table:table-row>
        <table:table-row table:style-name="ro1" table:number-rows-repeated="2">
          <table:table-cell table:style-name="ce93"/>
          <table:table-cell table:style-name="ce99" table:number-columns-repeated="3"/>
          <table:table-cell table:style-name="ce62" table:number-columns-repeated="2"/>
          <table:table-cell table:number-columns-repeated="3"/>
        </table:table-row>
        <table:table-row table:style-name="ro1">
          <table:table-cell table:style-name="ce93"/>
          <table:table-cell table:style-name="ce100" table:number-columns-repeated="3"/>
          <table:table-cell table:style-name="ce62" table:number-columns-repeated="2"/>
          <table:table-cell table:number-columns-repeated="3"/>
        </table:table-row>
        <table:table-row table:style-name="ro1" table:number-rows-repeated="5">
          <table:table-cell table:style-name="ce93"/>
          <table:table-cell table:number-columns-repeated="8"/>
        </table:table-row>
        <table:table-row table:style-name="ro1" table:number-rows-repeated="3">
          <table:table-cell table:style-name="ce93"/>
          <table:table-cell table:style-name="ce98" table:number-columns-repeated="3"/>
          <table:table-cell table:number-columns-repeated="5"/>
        </table:table-row>
        <table:table-row table:style-name="ro1" table:number-rows-repeated="9">
          <table:table-cell table:style-name="ce93"/>
          <table:table-cell table:number-columns-repeated="8"/>
        </table:table-row>
        <table:table-row table:style-name="ro1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1">
          <table:table-cell/>
          <table:table-cell table:style-name="ce60" table:number-columns-repeated="3"/>
          <table:table-cell table:number-columns-repeated="5"/>
        </table:table-row>
        <table:table-row table:style-name="ro1">
          <table:table-cell/>
          <table:table-cell table:style-name="ce60" table:number-columns-repeated="3"/>
          <table:table-cell table:style-name="ce62"/>
          <table:table-cell table:number-columns-repeated="4"/>
        </table:table-row>
        <table:table-row table:style-name="ro1" table:number-rows-repeated="2">
          <table:table-cell table:style-name="ce93"/>
          <table:table-cell table:style-name="ce99" table:number-columns-repeated="3"/>
          <table:table-cell table:style-name="ce62" table:number-columns-repeated="2"/>
          <table:table-cell table:number-columns-repeated="3"/>
        </table:table-row>
        <table:table-row table:style-name="ro1">
          <table:table-cell table:style-name="ce93"/>
          <table:table-cell table:style-name="ce100" table:number-columns-repeated="3"/>
          <table:table-cell table:style-name="ce62" table:number-columns-repeated="2"/>
          <table:table-cell table:number-columns-repeated="3"/>
        </table:table-row>
        <table:table-row table:style-name="ro1" table:number-rows-repeated="5">
          <table:table-cell table:style-name="ce93"/>
          <table:table-cell table:number-columns-repeated="8"/>
        </table:table-row>
        <table:table-row table:style-name="ro1" table:number-rows-repeated="3">
          <table:table-cell table:style-name="ce93"/>
          <table:table-cell table:style-name="ce98" table:number-columns-repeated="3"/>
          <table:table-cell table:number-columns-repeated="5"/>
        </table:table-row>
        <table:table-row table:style-name="ro1" table:number-rows-repeated="9">
          <table:table-cell table:style-name="ce93"/>
          <table:table-cell table:number-columns-repeated="8"/>
        </table:table-row>
        <table:table-row table:style-name="ro1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1">
          <table:table-cell/>
          <table:table-cell table:style-name="ce60" table:number-columns-repeated="3"/>
          <table:table-cell table:style-name="ce62"/>
          <table:table-cell table:number-columns-repeated="4"/>
        </table:table-row>
        <table:table-row table:style-name="ro1">
          <table:table-cell/>
          <table:table-cell table:style-name="ce60" table:number-columns-repeated="3"/>
          <table:table-cell table:number-columns-repeated="5"/>
        </table:table-row>
        <table:table-row table:style-name="ro1" table:number-rows-repeated="2">
          <table:table-cell table:style-name="ce93"/>
          <table:table-cell table:style-name="ce99" table:number-columns-repeated="3"/>
          <table:table-cell table:style-name="ce62" table:number-columns-repeated="2"/>
          <table:table-cell table:number-columns-repeated="3"/>
        </table:table-row>
        <table:table-row table:style-name="ro1">
          <table:table-cell table:style-name="ce93"/>
          <table:table-cell table:style-name="ce100" table:number-columns-repeated="3"/>
          <table:table-cell table:style-name="ce62" table:number-columns-repeated="2"/>
          <table:table-cell table:number-columns-repeated="3"/>
        </table:table-row>
        <table:table-row table:style-name="ro1" table:number-rows-repeated="5">
          <table:table-cell table:style-name="ce93"/>
          <table:table-cell table:number-columns-repeated="8"/>
        </table:table-row>
        <table:table-row table:style-name="ro1" table:number-rows-repeated="3">
          <table:table-cell table:style-name="ce93"/>
          <table:table-cell table:style-name="ce98" table:number-columns-repeated="3"/>
          <table:table-cell table:number-columns-repeated="5"/>
        </table:table-row>
        <table:table-row table:style-name="ro1" table:number-rows-repeated="9">
          <table:table-cell table:style-name="ce93"/>
          <table:table-cell table:number-columns-repeated="8"/>
        </table:table-row>
        <table:table-row table:style-name="ro1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1" table:number-rows-repeated="2">
          <table:table-cell/>
          <table:table-cell table:style-name="ce60" table:number-columns-repeated="3"/>
          <table:table-cell table:number-columns-repeated="5"/>
        </table:table-row>
        <table:table-row table:style-name="ro1" table:number-rows-repeated="2">
          <table:table-cell table:style-name="ce93"/>
          <table:table-cell table:style-name="ce99" table:number-columns-repeated="3"/>
          <table:table-cell table:style-name="ce62" table:number-columns-repeated="2"/>
          <table:table-cell table:number-columns-repeated="3"/>
        </table:table-row>
        <table:table-row table:style-name="ro1">
          <table:table-cell table:style-name="ce93"/>
          <table:table-cell table:style-name="ce100" table:number-columns-repeated="3"/>
          <table:table-cell table:style-name="ce62" table:number-columns-repeated="2"/>
          <table:table-cell table:number-columns-repeated="3"/>
        </table:table-row>
        <table:table-row table:style-name="ro1" table:number-rows-repeated="5">
          <table:table-cell table:style-name="ce93"/>
          <table:table-cell table:number-columns-repeated="8"/>
        </table:table-row>
        <table:table-row table:style-name="ro1" table:number-rows-repeated="3">
          <table:table-cell table:style-name="ce93"/>
          <table:table-cell table:style-name="ce98" table:number-columns-repeated="3"/>
          <table:table-cell table:number-columns-repeated="5"/>
        </table:table-row>
        <table:table-row table:style-name="ro1" table:number-rows-repeated="9">
          <table:table-cell table:style-name="ce93"/>
          <table:table-cell table:number-columns-repeated="8"/>
        </table:table-row>
        <table:table-row table:style-name="ro1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1" table:number-rows-repeated="2">
          <table:table-cell/>
          <table:table-cell table:style-name="ce60" table:number-columns-repeated="3"/>
          <table:table-cell table:number-columns-repeated="5"/>
        </table:table-row>
        <table:table-row table:style-name="ro1" table:number-rows-repeated="2">
          <table:table-cell table:style-name="ce93"/>
          <table:table-cell table:style-name="ce99" table:number-columns-repeated="3"/>
          <table:table-cell table:style-name="ce62" table:number-columns-repeated="2"/>
          <table:table-cell table:number-columns-repeated="3"/>
        </table:table-row>
        <table:table-row table:style-name="ro1">
          <table:table-cell table:style-name="ce93"/>
          <table:table-cell table:style-name="ce100" table:number-columns-repeated="3"/>
          <table:table-cell table:style-name="ce62" table:number-columns-repeated="2"/>
          <table:table-cell table:number-columns-repeated="3"/>
        </table:table-row>
        <table:table-row table:style-name="ro1" table:number-rows-repeated="5">
          <table:table-cell table:style-name="ce93"/>
          <table:table-cell table:number-columns-repeated="8"/>
        </table:table-row>
        <table:table-row table:style-name="ro1" table:number-rows-repeated="3">
          <table:table-cell table:style-name="ce93"/>
          <table:table-cell table:style-name="ce98" table:number-columns-repeated="3"/>
          <table:table-cell table:number-columns-repeated="5"/>
        </table:table-row>
        <table:table-row table:style-name="ro1" table:number-rows-repeated="9">
          <table:table-cell table:style-name="ce93"/>
          <table:table-cell table:number-columns-repeated="8"/>
        </table:table-row>
        <table:table-row table:style-name="ro1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1" table:number-rows-repeated="7">
          <table:table-cell/>
          <table:table-cell table:style-name="ce60" table:number-columns-repeated="3"/>
          <table:table-cell table:number-columns-repeated="5"/>
        </table:table-row>
        <table:table-row table:style-name="ro1" table:number-rows-repeated="104828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2" table:style-name="ta2">
        <table:table-column table:style-name="co16" table:default-cell-style-name="ce93"/>
        <table:table-column table:style-name="co1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7" table:default-cell-style-name="ce63"/>
        <table:table-column table:style-name="co18" table:default-cell-style-name="ce63"/>
        <table:table-column table:style-name="co19" table:default-cell-style-name="ce63"/>
        <table:table-column table:style-name="co20" table:default-cell-style-name="ce63"/>
        <table:table-row table:style-name="ro1">
          <table:table-cell table:style-name="Default"/>
          <table:table-cell table:number-columns-repeated="3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1">
          <table:table-cell table:style-name="ce60" office:value-type="string" calcext:value-type="string">
            <text:p>- ŞUBAT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5:.D63])" office:value-type="float" office:value="10567.09" calcext:value-type="float">
            <text:p>10.567,09</text:p>
          </table:table-cell>
          <table:table-cell table:style-name="ce109" table:formula="of:=SUM([.E5:.E63])" office:value-type="float" office:value="-21938.15" calcext:value-type="float">
            <text:p>-21.938,15</text:p>
          </table:table-cell>
          <table:table-cell table:style-name="ce109" table:formula="of:=SUM([.F5:.F63])" office:value-type="float" office:value="11567.09" calcext:value-type="float">
            <text:p>11.567,09</text:p>
          </table:table-cell>
          <table:table-cell table:style-name="ce109" table:formula="of:=SUM([.G5:.G63])" office:value-type="float" office:value="-21938.15" calcext:value-type="float">
            <text:p>-21.938,15</text:p>
          </table:table-cell>
          <table:table-cell table:style-name="ce109" table:formula="of:=[.F2]+[.G2]" office:value-type="float" office:value="-10371.06" calcext:value-type="float">
            <text:p>-10.371,06</text:p>
          </table:table-cell>
        </table:table-row>
        <table:table-row table:style-name="ro1">
          <table:table-cell/>
          <table:table-cell table:style-name="ce97"/>
          <table:table-cell table:number-columns-repeated="2"/>
          <table:table-cell table:style-name="ce115"/>
          <table:table-cell table:style-name="ce62" table:number-columns-repeated="2"/>
          <table:table-cell table:style-name="ce64"/>
        </table:table-row>
        <table:table-row table:style-name="ro1">
          <table:table-cell/>
          <table:table-cell table:style-name="ce97"/>
          <table:table-cell table:number-columns-repeated="2"/>
          <table:table-cell table:style-name="ce115"/>
          <table:table-cell table:style-name="ce62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63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3]+[.F5]+[.G5]" office:value-type="float" office:value="508.99" calcext:value-type="float">
            <text:p>508,99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63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63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63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1">
          <table:table-cell office:value-type="date" office:date-value="2022-02-14" calcext:value-type="date">
            <text:p>14.02.2022</text:p>
          </table:table-cell>
          <table:table-cell table:style-name="ce98" office:value-type="string" calcext:value-type="string">
            <text:p>9522138254 /CK ÇEPESAŞ/FATURA</text:p>
          </table:table-cell>
          <table:table-cell table:style-name="ce98" office:value-type="string" calcext:value-type="string">
            <text:p>B</text:p>
          </table:table-cell>
          <table:table-cell table:style-name="ce98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table:style-name="ce99" office:value-type="string" calcext:value-type="string">
            <text:p>5847500300 /CK ÇEPESAŞ/FATURA</text:p>
          </table:table-cell>
          <table:table-cell table:style-name="ce99" office:value-type="string" calcext:value-type="string">
            <text:p>B</text:p>
          </table:table-cell>
          <table:table-cell table:style-name="ce99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office:value-type="string" calcext:value-type="string">
            <text:p>B</text:p>
          </table:table-cell>
          <table:table-cell table:style-name="ce99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1">
          <table:table-cell/>
          <table:table-cell table:style-name="ce99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1">
          <table:table-cell office:value-type="date" office:date-value="2022-02-18" calcext:value-type="date">
            <text:p>18.02.2022</text:p>
          </table:table-cell>
          <table:table-cell table:style-name="ce98" office:value-type="string" calcext:value-type="string">
            <text:p>0000383215 /TOKATAMASY/FATURA</text:p>
          </table:table-cell>
          <table:table-cell table:style-name="ce98" office:value-type="string" calcext:value-type="string">
            <text:p>B</text:p>
          </table:table-cell>
          <table:table-cell table:style-name="ce98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1">
          <table:table-cell office:value-type="date" office:date-value="2022-02-18" calcext:value-type="date">
            <text:p>18.02.2022</text:p>
          </table:table-cell>
          <table:table-cell table:style-name="ce98" office:value-type="string" calcext:value-type="string">
            <text:p>000374398 /TOKATAMASY/FATURA</text:p>
          </table:table-cell>
          <table:table-cell table:style-name="ce98" office:value-type="string" calcext:value-type="string">
            <text:p>B</text:p>
          </table:table-cell>
          <table:table-cell table:style-name="ce98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1">
          <table:table-cell office:value-type="date" office:date-value="2022-02-04" calcext:value-type="date">
            <text:p>04.02.2022</text:p>
          </table:table-cell>
          <table:table-cell table:style-name="ce107" office:value-type="string" calcext:value-type="string">
            <text:p>4876 KK</text:p>
          </table:table-cell>
          <table:table-cell table:style-name="ce107" office:value-type="string" calcext:value-type="string">
            <text:p>B</text:p>
          </table:table-cell>
          <table:table-cell table:style-name="ce107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100" office:value-type="string" calcext:value-type="string">
            <text:p>vodafone</text:p>
          </table:table-cell>
          <table:table-cell table:style-name="ce100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100" office:value-type="string" calcext:value-type="string">
            <text:p>balmer bilgisayar</text:p>
          </table:table-cell>
          <table:table-cell table:style-name="ce100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100" office:value-type="string" calcext:value-type="string">
            <text:p>banggood lcd controller</text:p>
          </table:table-cell>
          <table:table-cell table:style-name="ce100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100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1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63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1">
          <table:table-cell office:value-type="date" office:date-value="2022-02-22" calcext:value-type="date">
            <text:p>22.02.2022</text:p>
          </table:table-cell>
          <table:table-cell table:style-name="ce112" office:value-type="string" calcext:value-type="string">
            <text:p>Tuzgümrüğü kira <text:span text:style-name="T2">banka havalesi</text:span></text:p>
          </table:table-cell>
          <table:table-cell table:style-name="ce112" office:value-type="string" calcext:value-type="string">
            <text:p>B</text:p>
          </table:table-cell>
          <table:table-cell table:style-name="ce63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1">
          <table:table-cell office:value-type="date" office:date-value="2022-02-22" calcext:value-type="date">
            <text:p>22.02.2022</text:p>
          </table:table-cell>
          <table:table-cell table:style-name="ce112" office:value-type="string" calcext:value-type="string">
            <text:p>Tuzgümrüğü kira <text:span text:style-name="T2">banka havalesi</text:span></text:p>
          </table:table-cell>
          <table:table-cell table:style-name="ce112" office:value-type="string" calcext:value-type="string">
            <text:p>B</text:p>
          </table:table-cell>
          <table:table-cell table:style-name="ce63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1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63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1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15"/>
          <table:table-cell table:style-name="ce62" table:number-columns-repeated="2"/>
          <table:table-cell/>
        </table:table-row>
      </table:table>
      <table:table table:name="03" table:style-name="ta1">
        <table:table-column table:style-name="co21" table:default-cell-style-name="ce93"/>
        <table:table-column table:style-name="co22" table:default-cell-style-name="Default"/>
        <table:table-column table:style-name="co23" table:default-cell-style-name="Default"/>
        <table:table-column table:style-name="co24" table:default-cell-style-name="ce63"/>
        <table:table-column table:style-name="co25" table:default-cell-style-name="ce63"/>
        <table:table-column table:style-name="co24" table:default-cell-style-name="ce63"/>
        <table:table-column table:style-name="co25" table:number-columns-repeated="2" table:default-cell-style-name="ce63"/>
        <table:table-column table:style-name="co9" table:default-cell-style-name="Default"/>
        <table:table-row table:style-name="ro1">
          <table:table-cell table:style-name="Default"/>
          <table:table-cell table:number-columns-repeated="2"/>
          <table:table-cell table:style-name="Default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  <table:table-cell/>
        </table:table-row>
        <table:table-row table:style-name="ro1">
          <table:table-cell table:style-name="ce116" office:value-type="string" calcext:value-type="string">
            <text:p>- MART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5:.D61])" office:value-type="float" office:value="36859.61" calcext:value-type="float">
            <text:p>36.859,61</text:p>
          </table:table-cell>
          <table:table-cell table:style-name="ce109" table:formula="of:=SUM([.E5:.E61])" office:value-type="float" office:value="-30109.3" calcext:value-type="float">
            <text:p>-30.109,30</text:p>
          </table:table-cell>
          <table:table-cell table:style-name="ce109" table:formula="of:=SUM([.F5:.F61])" office:value-type="float" office:value="35859.61" calcext:value-type="float">
            <text:p>35.859,61</text:p>
          </table:table-cell>
          <table:table-cell table:style-name="ce109" table:formula="of:=SUM([.G5:.G61])" office:value-type="float" office:value="-30109.3" calcext:value-type="float">
            <text:p>-30.109,30</text:p>
          </table:table-cell>
          <table:table-cell table:style-name="ce109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1">
          <table:table-cell/>
          <table:table-cell table:style-name="ce97"/>
          <table:table-cell table:style-name="ce60" table:number-columns-repeated="2"/>
          <table:table-cell table:style-name="ce62" table:number-columns-repeated="3"/>
          <table:table-cell/>
          <table:table-cell table:style-name="ce60"/>
        </table:table-row>
        <table:table-row table:style-name="ro1">
          <table:table-cell/>
          <table:table-cell table:style-name="ce60" table:number-columns-repeated="3"/>
          <table:table-cell table:style-name="ce62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60"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1">
          <table:table-cell office:value-type="date" office:date-value="2022-03-11" calcext:value-type="date">
            <text:p>11.03.2022</text:p>
          </table:table-cell>
          <table:table-cell table:style-name="ce98" office:value-type="string" calcext:value-type="string">
            <text:p>9522138254 /CK ÇEPESAŞ/FATURA</text:p>
          </table:table-cell>
          <table:table-cell table:style-name="ce98" office:value-type="string" calcext:value-type="string">
            <text:p>B</text:p>
          </table:table-cell>
          <table:table-cell table:style-name="ce98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1">
          <table:table-cell office:value-type="date" office:date-value="2022-03-04" calcext:value-type="date">
            <text:p>04.03.2022</text:p>
          </table:table-cell>
          <table:table-cell table:style-name="ce99" office:value-type="string" calcext:value-type="string">
            <text:p>5847500300 /CK ÇEPESAŞ/FATURA</text:p>
          </table:table-cell>
          <table:table-cell table:style-name="ce99" office:value-type="string" calcext:value-type="string">
            <text:p>B</text:p>
          </table:table-cell>
          <table:table-cell table:style-name="ce99"/>
          <table:table-cell table:style-name="ce115" office:value-type="float" office:value="-167" calcext:value-type="float">
            <text:p>-167,00</text:p>
          </table:table-cell>
          <table:table-cell table:style-name="ce62"/>
          <table:table-cell table:style-name="ce62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60"/>
        </table:table-row>
        <table:table-row table:style-name="ro1">
          <table:table-cell/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office:value-type="string" calcext:value-type="string">
            <text:p>B</text:p>
          </table:table-cell>
          <table:table-cell table:style-name="ce99"/>
          <table:table-cell table:style-name="ce115" office:value-type="float" office:value="-428" calcext:value-type="float">
            <text:p>-428,00</text:p>
          </table:table-cell>
          <table:table-cell table:style-name="ce62"/>
          <table:table-cell table:style-name="ce62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60"/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1">
          <table:table-cell/>
          <table:table-cell table:style-name="ce98" office:value-type="string" calcext:value-type="string">
            <text:p>0000383215 /TOKATAMASY/FATURA</text:p>
          </table:table-cell>
          <table:table-cell table:style-name="ce98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1">
          <table:table-cell/>
          <table:table-cell table:style-name="ce98" office:value-type="string" calcext:value-type="string">
            <text:p>000374398 /TOKATAMASY/FATURA</text:p>
          </table:table-cell>
          <table:table-cell table:style-name="ce98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1">
          <table:table-cell/>
          <table:table-cell table:style-name="ce99" table:number-columns-repeated="3"/>
          <table:table-cell table:style-name="ce115"/>
          <table:table-cell table:style-name="ce62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60"/>
        </table:table-row>
        <table:table-row table:style-name="ro1">
          <table:table-cell/>
          <table:table-cell table:style-name="ce100" office:value-type="string" calcext:value-type="string">
            <text:p>vodafone</text:p>
          </table:table-cell>
          <table:table-cell table:style-name="ce100" table:number-columns-repeated="2"/>
          <table:table-cell table:style-name="ce115" office:value-type="float" office:value="-50" calcext:value-type="float">
            <text:p>-50,00</text:p>
          </table:table-cell>
          <table:table-cell table:style-name="ce62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60"/>
        </table:table-row>
        <table:table-row table:style-name="ro1">
          <table:table-cell/>
          <table:table-cell table:style-name="ce100" office:value-type="string" calcext:value-type="string">
            <text:p>daü yasemin 21-22 <text:s/>bahar okul ücreti</text:p>
          </table:table-cell>
          <table:table-cell table:style-name="ce100" table:number-columns-repeated="2"/>
          <table:table-cell table:style-name="ce115" office:value-type="float" office:value="-21510.75" calcext:value-type="float">
            <text:p>-21.510,75</text:p>
          </table:table-cell>
          <table:table-cell table:style-name="ce62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60"/>
        </table:table-row>
        <table:table-row table:style-name="ro1">
          <table:table-cell/>
          <table:table-cell table:style-name="ce100" office:value-type="string" calcext:value-type="string">
            <text:p>06 yb 1397 1. taksit</text:p>
          </table:table-cell>
          <table:table-cell table:style-name="ce100" table:number-columns-repeated="2"/>
          <table:table-cell table:style-name="ce115" office:value-type="float" office:value="-169" calcext:value-type="float">
            <text:p>-169,00</text:p>
          </table:table-cell>
          <table:table-cell table:style-name="ce62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60"/>
        </table:table-row>
        <table:table-row table:style-name="ro1">
          <table:table-cell office:value-type="date" office:date-value="2022-03-07" calcext:value-type="date">
            <text:p>07.03.2022</text:p>
          </table:table-cell>
          <table:table-cell table:style-name="ce107" office:value-type="string" calcext:value-type="string">
            <text:p>4876 KK</text:p>
          </table:table-cell>
          <table:table-cell table:style-name="ce107" office:value-type="string" calcext:value-type="string">
            <text:p>B</text:p>
          </table:table-cell>
          <table:table-cell table:style-name="ce107"/>
          <table:table-cell table:style-name="ce115"/>
          <table:table-cell table:style-name="ce62"/>
          <table:table-cell table:style-name="ce62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60"/>
        </table:table-row>
        <table:table-row table:style-name="ro1">
          <table:table-cell/>
          <table:table-cell table:style-name="ce100" table:number-columns-repeated="3"/>
          <table:table-cell table:style-name="ce62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60"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1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1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1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63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1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G-Kynkçı Merdal 1-7/12-2022</text:p>
          </table:table-cell>
          <table:table-cell table:style-name="ce63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8000 TL-28000 7 aylık peşin </text:p>
          </table:table-cell>
          <table:table-cell table:style-name="ce63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ylık 4000</text:p>
          </table:table-cell>
          <table:table-cell table:style-name="ce63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9" table:default-cell-style-name="ce93"/>
        <table:table-column table:style-name="co26" table:default-cell-style-name="Default"/>
        <table:table-column table:style-name="co27" table:default-cell-style-name="Default"/>
        <table:table-column table:style-name="co9" table:default-cell-style-name="Default"/>
        <table:table-column table:style-name="co9" table:number-columns-repeated="4" table:default-cell-style-name="ce63"/>
        <table:table-row table:style-name="ro1">
          <table:table-cell table:style-name="Default"/>
          <table:table-cell table:number-columns-repeated="3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1">
          <table:table-cell table:style-name="ce60" office:value-type="string" calcext:value-type="string">
            <text:p>- NİSAN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5:.D66])" office:value-type="float" office:value="15937.59" calcext:value-type="float">
            <text:p>15.937,59</text:p>
          </table:table-cell>
          <table:table-cell table:style-name="ce109" table:formula="of:=SUM([.E5:.E66])" office:value-type="float" office:value="-11790.68" calcext:value-type="float">
            <text:p>-11.790,68</text:p>
          </table:table-cell>
          <table:table-cell table:style-name="ce109" table:formula="of:=SUM([.F5:.F66])" office:value-type="float" office:value="17940.28" calcext:value-type="float">
            <text:p>17.940,28</text:p>
          </table:table-cell>
          <table:table-cell table:style-name="ce109" table:formula="of:=SUM([.G5:.G66])" office:value-type="float" office:value="-11140.68" calcext:value-type="float">
            <text:p>-11.140,68</text:p>
          </table:table-cell>
          <table:table-cell table:style-name="ce109" table:formula="of:=[.F2]+[.G2]" office:value-type="float" office:value="6799.6" calcext:value-type="float">
            <text:p>6.799,60</text:p>
          </table:table-cell>
        </table:table-row>
        <table:table-row table:style-name="ro1">
          <table:table-cell/>
          <table:table-cell table:style-name="ce97"/>
          <table:table-cell table:number-columns-repeated="6"/>
        </table:table-row>
        <table:table-row table:style-name="ro1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1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1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1">
          <table:table-cell/>
          <table:table-cell table:style-name="ce98" office:value-type="string" calcext:value-type="string">
            <text:p>9522138254 /CK ÇEPESAŞ/FATURA</text:p>
          </table:table-cell>
          <table:table-cell table:style-name="ce98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table:style-name="ce99" office:value-type="string" calcext:value-type="string">
            <text:p>5847500300 /CK ÇEPESAŞ/FATURA</text:p>
          </table:table-cell>
          <table:table-cell table:style-name="ce99" table:number-columns-repeated="2"/>
          <table:table-cell table:style-name="ce115" office:value-type="float" office:value="-383.8" calcext:value-type="float">
            <text:p>-383,80</text:p>
          </table:table-cell>
          <table:table-cell table:style-name="ce62"/>
          <table:table-cell table:style-name="ce115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table:number-columns-repeated="2"/>
          <table:table-cell table:style-name="ce115" office:value-type="float" office:value="-171.6" calcext:value-type="float">
            <text:p>-171,60</text:p>
          </table:table-cell>
          <table:table-cell table:style-name="ce62"/>
          <table:table-cell table:style-name="ce115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99" table:number-columns-repeated="3"/>
          <table:table-cell table:style-name="Default"/>
          <table:table-cell table:style-name="ce62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98" office:value-type="string" calcext:value-type="string">
            <text:p>0000383215 /TOKATAMASY/FATURA</text:p>
          </table:table-cell>
          <table:table-cell table:style-name="ce98" table:number-columns-repeated="2"/>
          <table:table-cell table:style-name="ce115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98" office:value-type="string" calcext:value-type="string">
            <text:p>000374398 /TOKATAMASY/FATURA</text:p>
          </table:table-cell>
          <table:table-cell table:style-name="ce98" table:number-columns-repeated="2"/>
          <table:table-cell table:style-name="ce115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99" table:number-columns-repeated="3"/>
          <table:table-cell table:style-name="ce115"/>
          <table:table-cell table:style-name="ce62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17" office:value-type="string" calcext:value-type="string">
            <text:p>06 yb 1397 2. taksit</text:p>
          </table:table-cell>
          <table:table-cell table:style-name="ce117" table:number-columns-repeated="2"/>
          <table:table-cell table:style-name="ce121" office:value-type="float" office:value="-169" calcext:value-type="float">
            <text:p>-169,00</text:p>
          </table:table-cell>
          <table:table-cell table:style-name="ce124"/>
          <table:table-cell table:style-name="ce126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00" office:value-type="string" calcext:value-type="string">
            <text:p>HAS KOMP ÇORUM</text:p>
          </table:table-cell>
          <table:table-cell table:style-name="ce100" table:number-columns-repeated="2"/>
          <table:table-cell table:style-name="ce115" office:value-type="float" office:value="-3270" calcext:value-type="float">
            <text:p>-3.270,00</text:p>
          </table:table-cell>
          <table:table-cell table:style-name="ce62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00" office:value-type="string" calcext:value-type="string">
            <text:p>yıllık kk ücreti</text:p>
          </table:table-cell>
          <table:table-cell table:style-name="ce100" table:number-columns-repeated="2"/>
          <table:table-cell table:style-name="ce115" office:value-type="float" office:value="-238" calcext:value-type="float">
            <text:p>-238,00</text:p>
          </table:table-cell>
          <table:table-cell table:style-name="ce62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00" office:value-type="string" calcext:value-type="string">
            <text:p>yıllık kk ücreti bsmv</text:p>
          </table:table-cell>
          <table:table-cell table:style-name="ce100" table:number-columns-repeated="2"/>
          <table:table-cell table:style-name="ce115" office:value-type="float" office:value="-11.9" calcext:value-type="float">
            <text:p>-11,90</text:p>
          </table:table-cell>
          <table:table-cell table:style-name="ce62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00" office:value-type="string" calcext:value-type="string">
            <text:p>amazon 240gbWd ssd-braun-64gb 1/6</text:p>
          </table:table-cell>
          <table:table-cell table:style-name="ce100" table:number-columns-repeated="2"/>
          <table:table-cell table:style-name="ce115" office:value-type="float" office:value="-177.65" calcext:value-type="float">
            <text:p>-177,65</text:p>
          </table:table-cell>
          <table:table-cell table:style-name="ce62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00" office:value-type="string" calcext:value-type="string">
            <text:p>gib gov tr kira damga v.</text:p>
          </table:table-cell>
          <table:table-cell table:style-name="ce100" table:number-columns-repeated="2"/>
          <table:table-cell table:style-name="ce115" office:value-type="float" office:value="-132.3" calcext:value-type="float">
            <text:p>-132,30</text:p>
          </table:table-cell>
          <table:table-cell table:style-name="ce62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table:style-name="ce118" office:value-type="string" calcext:value-type="string">
            <text:p>4876 KK</text:p>
          </table:table-cell>
          <table:table-cell table:style-name="ce118" table:number-columns-repeated="2"/>
          <table:table-cell table:style-name="ce122" table:number-columns-repeated="2"/>
          <table:table-cell table:style-name="ce127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1">
          <table:table-cell/>
          <table:table-cell table:style-name="ce100" table:number-columns-repeated="3"/>
          <table:table-cell table:style-name="ce62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1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1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63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63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1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63" office:value-type="float" office:value="1600" calcext:value-type="float">
            <text:p>1.600,00</text:p>
          </table:table-cell>
          <table:table-cell table:style-name="Default"/>
          <table:table-cell table:style-name="ce125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1">
          <table:table-cell office:value-type="date" office:date-value="2022-05-10" calcext:value-type="date">
            <text:p>10.05.2022</text:p>
          </table:table-cell>
          <table:table-cell table:style-name="ce119" office:value-type="string" calcext:value-type="string">
            <text:p>Doğuş Kira 9/12-2022-23 <text:s text:c="3"/>+2000</text:p>
          </table:table-cell>
          <table:table-cell table:style-name="ce120"/>
          <table:table-cell table:style-name="ce63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1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G-Kynkçı Merdal 8/12-2022</text:p>
          </table:table-cell>
          <table:table-cell/>
          <table:table-cell table:style-name="ce61" office:value-type="float" office:value="4000" calcext:value-type="float">
            <text:p>4.000,00</text:p>
          </table:table-cell>
          <table:table-cell table:style-name="Default"/>
          <table:table-cell table:style-name="ce61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1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63"/>
          <table:table-cell table:style-name="Default"/>
          <table:table-cell table:style-name="ce125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9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9" table:default-cell-style-name="Default"/>
        <table:table-column table:style-name="co9" table:number-columns-repeated="4" table:default-cell-style-name="ce63"/>
        <table:table-row table:style-name="ro1">
          <table:table-cell table:number-columns-repeated="4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1">
          <table:table-cell table:style-name="ce60" office:value-type="string" calcext:value-type="string">
            <text:p>- MAYIS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4:.D68])" office:value-type="float" office:value="15328.34" calcext:value-type="float">
            <text:p>15.328,34</text:p>
          </table:table-cell>
          <table:table-cell table:style-name="ce109" table:formula="of:=SUM([.E4:.E68])" office:value-type="float" office:value="-7712.66" calcext:value-type="float">
            <text:p>-7.712,66</text:p>
          </table:table-cell>
          <table:table-cell table:style-name="ce109" table:formula="of:=SUM([.F4:.F65])" office:value-type="float" office:value="9522.37" calcext:value-type="float">
            <text:p>9.522,37</text:p>
          </table:table-cell>
          <table:table-cell table:style-name="ce109" table:formula="of:=SUM([.G4:.G65])" office:value-type="float" office:value="-7722.66" calcext:value-type="float">
            <text:p>-7.722,66</text:p>
          </table:table-cell>
          <table:table-cell table:style-name="ce109" table:formula="of:=[.F2]+[.G2]" office:value-type="float" office:value="1799.71" calcext:value-type="float">
            <text:p>1.799,71</text:p>
          </table:table-cell>
        </table:table-row>
        <table:table-row table:style-name="ro1">
          <table:table-cell/>
          <table:table-cell table:style-name="ce97"/>
          <table:table-cell table:number-columns-repeated="2"/>
          <table:table-cell table:style-name="ce64" table:number-columns-repeated="3"/>
          <table:table-cell/>
        </table:table-row>
        <table:table-row table:style-name="ro1">
          <table:table-cell/>
          <table:table-cell table:style-name="ce60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1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1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1">
          <table:table-cell table:style-name="ce93" office:value-type="date" office:date-value="2022-05-10" calcext:value-type="date">
            <text:p>10.05.2022</text:p>
          </table:table-cell>
          <table:table-cell table:style-name="ce98" office:value-type="string" calcext:value-type="string">
            <text:p>9522138254 /CK ÇEPESAŞ/FATURA</text:p>
          </table:table-cell>
          <table:table-cell table:style-name="ce98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1">
          <table:table-cell table:style-name="ce93" office:value-type="date" office:date-value="2022-05-05" calcext:value-type="date">
            <text:p>05.05.2022</text:p>
          </table:table-cell>
          <table:table-cell table:style-name="ce99" office:value-type="string" calcext:value-type="string">
            <text:p>5847500300 /CK ÇEPESAŞ/FATURA</text:p>
          </table:table-cell>
          <table:table-cell table:style-name="ce99" table:number-columns-repeated="2"/>
          <table:table-cell table:style-name="ce115" office:value-type="float" office:value="-197.1" calcext:value-type="float">
            <text:p>-197,10</text:p>
          </table:table-cell>
          <table:table-cell table:style-name="ce115"/>
          <table:table-cell table:style-name="ce115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1">
          <table:table-cell table:style-name="ce93" office:value-type="date" office:date-value="2022-05-05" calcext:value-type="date">
            <text:p>05.05.2022</text:p>
          </table:table-cell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table:number-columns-repeated="2"/>
          <table:table-cell table:style-name="ce115" office:value-type="float" office:value="-365.7" calcext:value-type="float">
            <text:p>-365,70</text:p>
          </table:table-cell>
          <table:table-cell table:style-name="ce115"/>
          <table:table-cell table:style-name="ce115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1">
          <table:table-cell/>
          <table:table-cell table:style-name="ce98" office:value-type="string" calcext:value-type="string">
            <text:p>0000383215 /TOKATAMASY/FATURA</text:p>
          </table:table-cell>
          <table:table-cell table:style-name="ce98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1">
          <table:table-cell/>
          <table:table-cell table:style-name="ce98" office:value-type="string" calcext:value-type="string">
            <text:p>000374398 /TOKATAMASY/FATURA</text:p>
          </table:table-cell>
          <table:table-cell table:style-name="ce98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129" office:value-type="string" calcext:value-type="string">
            <text:p>audi benzin</text:p>
          </table:table-cell>
          <table:table-cell table:style-name="ce129" table:number-columns-repeated="2"/>
          <table:table-cell table:style-name="ce126" office:value-type="float" office:value="-100" calcext:value-type="float">
            <text:p>-100,00</text:p>
          </table:table-cell>
          <table:table-cell table:style-name="ce126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98" office:value-type="string" calcext:value-type="string">
            <text:p>erenler gıda</text:p>
          </table:table-cell>
          <table:table-cell table:style-name="ce98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98" office:value-type="string" calcext:value-type="string">
            <text:p>erenler gıda</text:p>
          </table:table-cell>
          <table:table-cell table:style-name="ce98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98" office:value-type="string" calcext:value-type="string">
            <text:p>audi benzin </text:p>
          </table:table-cell>
          <table:table-cell table:style-name="ce9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98" office:value-type="string" calcext:value-type="string">
            <text:p>Vodafon 2240</text:p>
          </table:table-cell>
          <table:table-cell table:style-name="ce98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98" office:value-type="string" calcext:value-type="string">
            <text:p>bahçe su parası</text:p>
          </table:table-cell>
          <table:table-cell table:style-name="ce98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100" office:value-type="string" calcext:value-type="string">
            <text:p>amazon 240gbWd ssd-braun-64gb 2/6</text:p>
          </table:table-cell>
          <table:table-cell table:style-name="ce100" table:number-columns-repeated="2"/>
          <table:table-cell table:style-name="ce115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1">
          <table:table-cell table:style-name="ce93" office:value-type="date" office:date-value="2022-05-05" calcext:value-type="date">
            <text:p>05.05.2022</text:p>
          </table:table-cell>
          <table:table-cell table:style-name="ce118" office:value-type="string" calcext:value-type="string">
            <text:p>4876 KK</text:p>
          </table:table-cell>
          <table:table-cell table:style-name="ce118" table:number-columns-repeated="2"/>
          <table:table-cell table:style-name="ce122"/>
          <table:table-cell table:style-name="ce127"/>
          <table:table-cell table:style-name="ce127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1">
          <table:table-cell table:style-name="ce93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1">
          <table:table-cell table:style-name="ce93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1">
          <table:table-cell table:style-name="ce93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1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1">
          <table:table-cell table:style-name="ce93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63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1">
          <table:table-cell table:style-name="ce93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63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1">
          <table:table-cell table:style-name="ce93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120"/>
          <table:table-cell table:style-name="ce63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1">
          <table:table-cell table:style-name="ce128"/>
          <table:table-cell table:style-name="ce130" office:value-type="string" calcext:value-type="string">
            <text:p>SnyG-Kynkçı Merdal 9/12-2022</text:p>
          </table:table-cell>
          <table:table-cell table:style-name="ce130"/>
          <table:table-cell table:style-name="ce131" office:value-type="float" office:value="4000" calcext:value-type="float">
            <text:p>4.000,00</text:p>
          </table:table-cell>
          <table:table-cell table:style-name="ce130"/>
          <table:table-cell table:style-name="ce132" table:number-columns-repeated="2"/>
          <table:table-cell table:style-name="ce132" table:formula="of:=[.H33]+[.F34]+[.G34]" office:value-type="float" office:value="1799.71" calcext:value-type="float">
            <text:p>1.799,71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9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9" table:default-cell-style-name="Default"/>
        <table:table-column table:style-name="co9" table:number-columns-repeated="4" table:default-cell-style-name="ce63"/>
        <table:table-row table:style-name="ro1">
          <table:table-cell table:number-columns-repeated="4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1">
          <table:table-cell table:style-name="ce60" office:value-type="string" calcext:value-type="string">
            <text:p>- HAZİRAN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4:.D80])" office:value-type="float" office:value="21837.05" calcext:value-type="float">
            <text:p>21.837,05</text:p>
          </table:table-cell>
          <table:table-cell table:style-name="ce109" table:formula="of:=SUM([.E4:.E80])" office:value-type="float" office:value="-28058.1" calcext:value-type="float">
            <text:p>-28.058,10</text:p>
          </table:table-cell>
          <table:table-cell table:style-name="ce109" table:formula="of:=SUM([.F4:.F77])" office:value-type="float" office:value="16654.19" calcext:value-type="float">
            <text:p>16.654,19</text:p>
          </table:table-cell>
          <table:table-cell table:style-name="ce109" table:formula="of:=SUM([.G4:.G77])" office:value-type="float" office:value="-28058.1" calcext:value-type="float">
            <text:p>-28.058,10</text:p>
          </table:table-cell>
          <table:table-cell table:style-name="ce109" table:formula="of:=[.F2]+[.G2]" office:value-type="float" office:value="-11403.91" calcext:value-type="float">
            <text:p>-11.403,91</text:p>
          </table:table-cell>
        </table:table-row>
        <table:table-row table:style-name="ro1">
          <table:table-cell/>
          <table:table-cell table:style-name="ce97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table:style-name="ce60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style-name="ce130"/>
          <table:table-cell table:style-name="ce134" office:value-type="string" calcext:value-type="string">
            <text:p>Mesut Elektrik</text:p>
          </table:table-cell>
          <table:table-cell table:style-name="ce134"/>
          <table:table-cell table:style-name="ce134" office:value-type="float" office:value="182.86" calcext:value-type="float">
            <text:p>182,86</text:p>
          </table:table-cell>
          <table:table-cell table:style-name="ce138" table:number-columns-repeated="3"/>
          <table:table-cell table:style-name="ce138"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1">
          <table:table-cell/>
          <table:table-cell table:style-name="ce135" office:value-type="string" calcext:value-type="string">
            <text:p>9522138254 /CK ÇEPESAŞ/FATURA</text:p>
          </table:table-cell>
          <table:table-cell table:style-name="ce135" table:number-columns-repeated="2"/>
          <table:table-cell table:style-name="ce127" office:value-type="float" office:value="-1317.2" calcext:value-type="float">
            <text:p>-1.317,20</text:p>
          </table:table-cell>
          <table:table-cell table:style-name="ce127"/>
          <table:table-cell table:style-name="ce127" office:value-type="float" office:value="-1317.2" calcext:value-type="float">
            <text:p>-1.317,20</text:p>
          </table:table-cell>
          <table:table-cell table:style-name="ce127" table:formula="of:=[.H8]+[.F9]+[.G9]" office:value-type="float" office:value="68.99" calcext:value-type="float">
            <text:p>68,99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1">
          <table:table-cell table:style-name="ce93" office:value-type="date" office:date-value="2022-06-06" calcext:value-type="date">
            <text:p>06.06.2022</text:p>
          </table:table-cell>
          <table:table-cell table:style-name="ce99" office:value-type="string" calcext:value-type="string">
            <text:p>5847500300 /CK ÇEPESAŞ/FATURA</text:p>
          </table:table-cell>
          <table:table-cell table:style-name="ce99" table:number-columns-repeated="2"/>
          <table:table-cell table:style-name="ce115" office:value-type="float" office:value="-200.1" calcext:value-type="float">
            <text:p>-200,10</text:p>
          </table:table-cell>
          <table:table-cell table:style-name="ce62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1">
          <table:table-cell table:style-name="ce93" office:value-type="date" office:date-value="2022-06-06" calcext:value-type="date">
            <text:p>06.06.2022</text:p>
          </table:table-cell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table:number-columns-repeated="2"/>
          <table:table-cell table:style-name="ce115" office:value-type="float" office:value="-395.4" calcext:value-type="float">
            <text:p>-395,40</text:p>
          </table:table-cell>
          <table:table-cell table:style-name="ce62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1">
          <table:table-cell table:style-name="ce93"/>
          <table:table-cell table:style-name="ce99" table:number-columns-repeated="3"/>
          <table:table-cell table:style-name="ce62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1">
          <table:table-cell table:style-name="ce93" office:value-type="date" office:date-value="2022-06-07" calcext:value-type="date">
            <text:p>07.06.2022</text:p>
          </table:table-cell>
          <table:table-cell table:style-name="ce99" office:value-type="string" calcext:value-type="string">
            <text:p>Yasemin İstanbul Kira</text:p>
          </table:table-cell>
          <table:table-cell table:style-name="ce99" table:number-columns-repeated="2"/>
          <table:table-cell table:style-name="ce62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1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1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3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3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3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1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3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1">
          <table:table-cell table:style-name="ce93"/>
          <table:table-cell table:style-name="ce99" table:number-columns-repeated="3"/>
          <table:table-cell table:style-name="ce62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117" office:value-type="string" calcext:value-type="string">
            <text:p>amazon 240gbWd ssd-braun-64gb 3/6</text:p>
          </table:table-cell>
          <table:table-cell table:style-name="ce117" table:number-columns-repeated="2"/>
          <table:table-cell table:style-name="ce121" office:value-type="float" office:value="-177.65" calcext:value-type="float">
            <text:p>-177,65</text:p>
          </table:table-cell>
          <table:table-cell table:style-name="ce126" table:number-columns-repeated="2"/>
          <table:table-cell table:style-name="ce126" table:formula="of:=[.H23]+[.F24]+[.G24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100" office:value-type="string" calcext:value-type="string">
            <text:p>tokat avm</text:p>
          </table:table-cell>
          <table:table-cell table:style-name="ce100" table:number-columns-repeated="2"/>
          <table:table-cell table:style-name="ce115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100" office:value-type="string" calcext:value-type="string">
            <text:p>benzin <text:s text:c="2"/></text:p>
          </table:table-cell>
          <table:table-cell table:style-name="ce100" table:number-columns-repeated="2"/>
          <table:table-cell table:style-name="ce115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100" office:value-type="string" calcext:value-type="string">
            <text:p>migros şimşek yem</text:p>
          </table:table-cell>
          <table:table-cell table:style-name="ce100" table:number-columns-repeated="2"/>
          <table:table-cell table:style-name="ce115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100" office:value-type="string" calcext:value-type="string">
            <text:p>fide bahçe</text:p>
          </table:table-cell>
          <table:table-cell table:style-name="ce100" table:number-columns-repeated="2"/>
          <table:table-cell table:style-name="ce115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100" office:value-type="string" calcext:value-type="string">
            <text:p>Benzin + gaz</text:p>
          </table:table-cell>
          <table:table-cell table:style-name="ce100" table:number-columns-repeated="2"/>
          <table:table-cell table:style-name="ce115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100" office:value-type="string" calcext:value-type="string">
            <text:p>Vodafone 2240</text:p>
          </table:table-cell>
          <table:table-cell table:style-name="ce100" table:number-columns-repeated="2"/>
          <table:table-cell table:style-name="ce115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1">
          <table:table-cell table:style-name="ce93" office:value-type="date" office:date-value="2022-06-06" calcext:value-type="date">
            <text:p>06.06.2022</text:p>
          </table:table-cell>
          <table:table-cell table:style-name="ce118" office:value-type="string" calcext:value-type="string">
            <text:p>4876 KK</text:p>
          </table:table-cell>
          <table:table-cell table:style-name="ce118" table:number-columns-repeated="2"/>
          <table:table-cell table:style-name="ce122"/>
          <table:table-cell table:style-name="ce127"/>
          <table:table-cell table:style-name="ce127" office:value-type="float" office:value="-1561.71" calcext:value-type="float">
            <text:p>-1.561,71</text:p>
          </table:table-cell>
          <table:table-cell table:style-name="ce127" table:formula="of:=[.H30]+[.F31]+[.G31]" office:value-type="float" office:value="-20379.72" calcext:value-type="float">
            <text:p>-20.379,72</text:p>
          </table:table-cell>
        </table:table-row>
        <table:table-row table:style-name="ro1">
          <table:table-cell table:style-name="ce93"/>
          <table:table-cell table:style-name="ce100" table:number-columns-repeated="3"/>
          <table:table-cell table:style-name="ce62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1">
          <table:table-cell table:style-name="ce93" office:value-type="date" office:date-value="2022-06-16" calcext:value-type="date">
            <text:p>16.06.2022</text:p>
          </table:table-cell>
          <table:table-cell table:style-name="ce100" office:value-type="string" calcext:value-type="string">
            <text:p>8758480300 çepesaş</text:p>
          </table:table-cell>
          <table:table-cell table:style-name="ce100" table:number-columns-repeated="2"/>
          <table:table-cell table:style-name="ce115" office:value-type="float" office:value="-99.5" calcext:value-type="float">
            <text:p>-99,50</text:p>
          </table:table-cell>
          <table:table-cell/>
          <table:table-cell table:style-name="ce115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1">
          <table:table-cell table:style-name="ce93" office:value-type="date" office:date-value="2022-06-17" calcext:value-type="date">
            <text:p>17.06.2022</text:p>
          </table:table-cell>
          <table:table-cell table:style-name="ce98" office:value-type="string" calcext:value-type="string">
            <text:p>0000383215 /TOKATAMASY/FATURA</text:p>
          </table:table-cell>
          <table:table-cell table:style-name="ce98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1">
          <table:table-cell table:style-name="ce93" office:value-type="date" office:date-value="2022-06-16" calcext:value-type="date">
            <text:p>16.06.2022</text:p>
          </table:table-cell>
          <table:table-cell table:style-name="ce98" office:value-type="string" calcext:value-type="string">
            <text:p>000374398 /TOKATAMASY/FATURA</text:p>
          </table:table-cell>
          <table:table-cell table:style-name="ce98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1">
          <table:table-cell table:style-name="ce93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1">
          <table:table-cell table:style-name="ce93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1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1">
          <table:table-cell table:style-name="ce93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63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1">
          <table:table-cell table:style-name="ce93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63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1">
          <table:table-cell table:style-name="ce130"/>
          <table:table-cell table:style-name="ce130" office:value-type="string" calcext:value-type="string">
            <text:p>Doğuş Kira 11/12-2022-23</text:p>
          </table:table-cell>
          <table:table-cell table:style-name="ce130"/>
          <table:table-cell table:style-name="ce132" office:value-type="float" office:value="5000" calcext:value-type="float">
            <text:p>5.000,00</text:p>
          </table:table-cell>
          <table:table-cell table:style-name="ce132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136" office:value-type="float" office:value="6597.63" calcext:value-type="float">
            <text:p>6.597,63</text:p>
          </table:table-cell>
          <table:table-cell table:style-name="Default"/>
          <table:table-cell table:style-name="ce61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1">
          <table:table-cell table:number-columns-repeated="3"/>
          <table:table-cell table:style-name="ce136"/>
          <table:table-cell table:style-name="Default"/>
          <table:table-cell table:style-name="ce61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1">
          <table:table-cell table:style-name="ce133" office:value-type="date" office:date-value="2022-06-20" calcext:value-type="date">
            <text:p>20.06.2022</text:p>
          </table:table-cell>
          <table:table-cell table:style-name="ce119" office:value-type="string" calcext:value-type="string">
            <text:p>SnyG-Kynkçı Merdal 9/12-2022</text:p>
          </table:table-cell>
          <table:table-cell table:style-name="ce119" table:number-columns-repeated="3"/>
          <table:table-cell table:style-name="ce139" office:value-type="float" office:value="4000" calcext:value-type="float">
            <text:p>4.000,00</text:p>
          </table:table-cell>
          <table:table-cell table:style-name="ce119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1">
          <table:table-cell table:style-name="ce130"/>
          <table:table-cell table:style-name="ce130" office:value-type="string" calcext:value-type="string">
            <text:p>SnyG-Kynkçı Merdal 10/12-2022</text:p>
          </table:table-cell>
          <table:table-cell table:style-name="ce130"/>
          <table:table-cell table:style-name="ce137" office:value-type="float" office:value="4000" calcext:value-type="float">
            <text:p>4.000,00</text:p>
          </table:table-cell>
          <table:table-cell table:style-name="ce130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9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9" table:default-cell-style-name="Default"/>
        <table:table-column table:style-name="co9" table:default-cell-style-name="ce115"/>
        <table:table-column table:style-name="co9" table:number-columns-repeated="3" table:default-cell-style-name="ce63"/>
        <table:table-row table:style-name="ro1">
          <table:table-cell table:number-columns-repeated="4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1">
          <table:table-cell table:style-name="ce60" office:value-type="string" calcext:value-type="string">
            <text:p>- TEMMUZ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4:.D88])" office:value-type="float" office:value="27131.07" calcext:value-type="float">
            <text:p>27.131,07</text:p>
          </table:table-cell>
          <table:table-cell table:style-name="ce109" table:formula="of:=SUM([.E4:.E88])" office:value-type="float" office:value="-17400.82" calcext:value-type="float">
            <text:p>-17.400,82</text:p>
          </table:table-cell>
          <table:table-cell table:style-name="ce109" table:formula="of:=SUM([.F4:.F85])" office:value-type="float" office:value="16133.3" calcext:value-type="float">
            <text:p>16.133,30</text:p>
          </table:table-cell>
          <table:table-cell table:style-name="ce109" table:formula="of:=SUM([.G4:.G85])" office:value-type="float" office:value="-20600.82" calcext:value-type="float">
            <text:p>-20.600,82</text:p>
          </table:table-cell>
          <table:table-cell table:style-name="ce109" table:formula="of:=[.F2]+[.G2]" office:value-type="float" office:value="-4467.52" calcext:value-type="float">
            <text:p>-4.467,52</text:p>
          </table:table-cell>
        </table:table-row>
        <table:table-row table:style-name="ro1">
          <table:table-cell/>
          <table:table-cell table:style-name="ce97"/>
          <table:table-cell table:style-name="ce60" table:number-columns-repeated="2"/>
          <table:table-cell table:style-name="ce63"/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63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63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63"/>
          <table:table-cell office:value-type="float" office:value="48.8" calcext:value-type="float">
            <text:p>48,80</text:p>
          </table:table-cell>
          <table:table-cell/>
          <table:table-cell table:formula="of:=[.H6]+[.F8]+[.G8]" office:value-type="float" office:value="1433.8" calcext:value-type="float">
            <text:p>1.433,80</text:p>
          </table:table-cell>
        </table:table-row>
        <table:table-row table:style-name="ro1">
          <table:table-cell table:style-name="ce93" office:value-type="date" office:date-value="2022-07-13" calcext:value-type="date">
            <text:p>13.07.2022</text:p>
          </table:table-cell>
          <table:table-cell table:style-name="ce98" office:value-type="string" calcext:value-type="string">
            <text:p>9522138254 /CK ÇEPESAŞ/FATURA</text:p>
          </table:table-cell>
          <table:table-cell table:style-name="ce98" table:number-columns-repeated="2"/>
          <table:table-cell table:style-name="ce63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1">
          <table:table-cell table:style-name="ce93"/>
          <table:table-cell table:style-name="ce98" table:number-columns-repeated="3"/>
          <table:table-cell table:style-name="ce63"/>
          <table:table-cell table:number-columns-repeated="3"/>
        </table:table-row>
        <table:table-row table:style-name="ro1">
          <table:table-cell table:style-name="ce93" office:value-type="date" office:date-value="2022-07-04" calcext:value-type="date">
            <text:p>04.07.2022</text:p>
          </table:table-cell>
          <table:table-cell table:style-name="ce99" office:value-type="string" calcext:value-type="string">
            <text:p>5847500300 /CK ÇEPESAŞ/FATURA</text:p>
          </table:table-cell>
          <table:table-cell table:style-name="ce99" table:number-columns-repeated="2"/>
          <table:table-cell office:value-type="float" office:value="-219" calcext:value-type="float">
            <text:p>-219,00</text:p>
          </table:table-cell>
          <table:table-cell table:style-name="ce62"/>
          <table:table-cell table:style-name="ce115" office:value-type="float" office:value="-219" calcext:value-type="float">
            <text:p>-219,00</text:p>
          </table:table-cell>
          <table:table-cell table:formula="of:=[.H9]+[.F11]+[.G11]" office:value-type="float" office:value="-214.4" calcext:value-type="float">
            <text:p>-214,40</text:p>
          </table:table-cell>
        </table:table-row>
        <table:table-row table:style-name="ro1">
          <table:table-cell table:style-name="ce93" office:value-type="date" office:date-value="2022-07-04" calcext:value-type="date">
            <text:p>04.07.2022</text:p>
          </table:table-cell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table:number-columns-repeated="2"/>
          <table:table-cell office:value-type="float" office:value="-438.6" calcext:value-type="float">
            <text:p>-438,60</text:p>
          </table:table-cell>
          <table:table-cell table:style-name="ce62"/>
          <table:table-cell table:style-name="ce115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1">
          <table:table-cell table:style-name="ce93"/>
          <table:table-cell table:style-name="ce99" table:number-columns-repeated="3"/>
          <table:table-cell/>
          <table:table-cell table:style-name="ce62"/>
          <table:table-cell table:style-name="ce115"/>
          <table:table-cell/>
        </table:table-row>
        <table:table-row table:style-name="ro1">
          <table:table-cell table:style-name="ce93" office:value-type="date" office:date-value="2022-07-05" calcext:value-type="date">
            <text:p>05.07.2022</text:p>
          </table:table-cell>
          <table:table-cell table:style-name="ce99" office:value-type="string" calcext:value-type="string">
            <text:p>ziraat pervine havale kredi için</text:p>
          </table:table-cell>
          <table:table-cell table:style-name="ce99" table:number-columns-repeated="2"/>
          <table:table-cell/>
          <table:table-cell table:style-name="ce62"/>
          <table:table-cell table:style-name="ce115" office:value-type="float" office:value="-3450" calcext:value-type="float">
            <text:p>-3.450,00</text:p>
          </table:table-cell>
          <table:table-cell table:formula="of:=[.H12]+[.F14]+[.G14]" office:value-type="float" office:value="-4103" calcext:value-type="float">
            <text:p>-4.103,00</text:p>
          </table:table-cell>
        </table:table-row>
        <table:table-row table:style-name="ro1">
          <table:table-cell table:style-name="ce93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61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1">
          <table:table-cell table:style-name="ce93"/>
          <table:table-cell table:number-columns-repeated="3"/>
          <table:table-cell table:style-name="Default"/>
          <table:table-cell table:style-name="ce61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1">
          <table:table-cell table:style-name="ce93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63" office:value-type="float" office:value="-4.89" calcext:value-type="float">
            <text:p>-4,89</text:p>
          </table:table-cell>
          <table:table-cell table:style-name="ce61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1">
          <table:table-cell table:style-name="ce93" office:value-type="date" office:date-value="2022-07-07" calcext:value-type="date">
            <text:p>07.07.2022</text:p>
          </table:table-cell>
          <table:table-cell table:style-name="ce99" office:value-type="string" calcext:value-type="string">
            <text:p>Adem Özen Kira Ödemesi 2/12</text:p>
          </table:table-cell>
          <table:table-cell table:style-name="ce99" table:number-columns-repeated="2"/>
          <table:table-cell office:value-type="float" office:value="-4300" calcext:value-type="float">
            <text:p>-4.300,00</text:p>
          </table:table-cell>
          <table:table-cell table:style-name="ce62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1">
          <table:table-cell table:style-name="ce93" office:value-type="date" office:date-value="2022-07-07" calcext:value-type="date">
            <text:p>07.07.2022</text:p>
          </table:table-cell>
          <table:table-cell table:style-name="ce99" office:value-type="string" calcext:value-type="string">
            <text:p>MarRyl Aidat 2/12</text:p>
          </table:table-cell>
          <table:table-cell table:style-name="ce99" table:number-columns-repeated="2"/>
          <table:table-cell office:value-type="float" office:value="-396.5" calcext:value-type="float">
            <text:p>-396,50</text:p>
          </table:table-cell>
          <table:table-cell table:style-name="ce62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98" table:number-columns-repeated="3"/>
          <table:table-cell table:style-name="ce63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98" office:value-type="string" calcext:value-type="string">
            <text:p>0000383215 /TOKATAMASY/FATURA</text:p>
          </table:table-cell>
          <table:table-cell table:style-name="ce98" table:number-columns-repeated="2"/>
          <table:table-cell table:style-name="ce62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98" office:value-type="string" calcext:value-type="string">
            <text:p>000374398 /TOKATAMASY/FATURA</text:p>
          </table:table-cell>
          <table:table-cell table:style-name="ce98" table:number-columns-repeated="2"/>
          <table:table-cell table:style-name="ce62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98" table:number-columns-repeated="3"/>
          <table:table-cell table:style-name="ce63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00" office:value-type="string" calcext:value-type="string">
            <text:p>amazon 240gbWd ssd-braun-64gb 4/6</text:p>
          </table:table-cell>
          <table:table-cell table:style-name="ce100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00" office:value-type="string" calcext:value-type="string">
            <text:p>topçam</text:p>
          </table:table-cell>
          <table:table-cell table:style-name="ce100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00" office:value-type="string" calcext:value-type="string">
            <text:p>istanbulkart</text:p>
          </table:table-cell>
          <table:table-cell table:style-name="ce100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00" office:value-type="string" calcext:value-type="string">
            <text:p>ayakkabı dechatlon ½</text:p>
          </table:table-cell>
          <table:table-cell table:style-name="ce100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00" office:value-type="string" calcext:value-type="string">
            <text:p>kamil bebek</text:p>
          </table:table-cell>
          <table:table-cell table:style-name="ce100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00" office:value-type="string" calcext:value-type="string">
            <text:p>topçam eskişehir tokat</text:p>
          </table:table-cell>
          <table:table-cell table:style-name="ce100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00" office:value-type="string" calcext:value-type="string">
            <text:p>tokat avm</text:p>
          </table:table-cell>
          <table:table-cell table:style-name="ce100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00" office:value-type="string" calcext:value-type="string">
            <text:p>sen yıl petrol</text:p>
          </table:table-cell>
          <table:table-cell table:style-name="ce100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00" office:value-type="string" calcext:value-type="string">
            <text:p>a101 merdiven</text:p>
          </table:table-cell>
          <table:table-cell table:style-name="ce100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00" office:value-type="string" calcext:value-type="string">
            <text:p>vodafon</text:p>
          </table:table-cell>
          <table:table-cell table:style-name="ce100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1">
          <table:table-cell table:style-name="ce93" office:value-type="date" office:date-value="2022-07-05" calcext:value-type="date">
            <text:p>05.07.2022</text:p>
          </table:table-cell>
          <table:table-cell table:style-name="ce100" office:value-type="string" calcext:value-type="string">
            <text:p>4876 KK</text:p>
          </table:table-cell>
          <table:table-cell table:style-name="ce100" table:number-columns-repeated="2"/>
          <table:table-cell table:style-name="ce62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1">
          <table:table-cell/>
          <table:table-cell table:style-name="ce98" office:value-type="string" calcext:value-type="string">
            <text:p>merdiven alüminyum motorcu ibo iade</text:p>
          </table:table-cell>
          <table:table-cell table:style-name="ce98"/>
          <table:table-cell table:style-name="ce142" office:value-type="float" office:value="200" calcext:value-type="float">
            <text:p>200,00</text:p>
          </table:table-cell>
          <table:table-cell table:style-name="ce63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1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1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147"/>
          <table:table-cell table:style-name="ce115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1">
          <table:table-cell table:style-name="ce93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147"/>
          <table:table-cell table:style-name="ce115" office:value-type="float" office:value="-1038" calcext:value-type="float">
            <text:p>-1.038,00</text:p>
          </table:table-cell>
          <table:table-cell/>
        </table:table-row>
        <table:table-row table:style-name="ro1">
          <table:table-cell/>
          <table:table-cell table:style-name="ce98" table:number-columns-repeated="3"/>
          <table:table-cell table:style-name="ce63"/>
          <table:table-cell table:number-columns-repeated="2"/>
          <table:table-cell table:formula="of:=[.H40]+[.F42]+[.G42]" office:value-type="float" office:value="-14479.02" calcext:value-type="float">
            <text:p>-14.479,02</text:p>
          </table:table-cell>
        </table:table-row>
        <table:table-row table:style-name="ro1">
          <table:table-cell/>
          <table:table-cell table:style-name="ce98" office:value-type="string" calcext:value-type="string">
            <text:p>maaş bayramlık</text:p>
          </table:table-cell>
          <table:table-cell table:style-name="ce98"/>
          <table:table-cell table:style-name="ce142" office:value-type="float" office:value="1100" calcext:value-type="float">
            <text:p>1.100,00</text:p>
          </table:table-cell>
          <table:table-cell table:style-name="ce63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3379.02" calcext:value-type="float">
            <text:p>-13.379,02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62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9079.52" calcext:value-type="float">
            <text:p>-9.079,52</text:p>
          </table:table-cell>
        </table:table-row>
        <table:table-row table:style-name="ro1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115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7429.52" calcext:value-type="float">
            <text:p>-7.429,52</text:p>
          </table:table-cell>
        </table:table-row>
        <table:table-row table:style-name="ro1">
          <table:table-cell table:number-columns-repeated="3"/>
          <table:table-cell table:style-name="ce62"/>
          <table:table-cell table:style-name="Default"/>
          <table:table-cell table:number-columns-repeated="2"/>
          <table:table-cell table:formula="of:=[.H45]+[.F46]+[.G46]" office:value-type="float" office:value="-7429.52" calcext:value-type="float">
            <text:p>-7.429,52</text:p>
          </table:table-cell>
        </table:table-row>
        <table:table-row table:style-name="ro1">
          <table:table-cell table:style-name="ce133" office:value-type="date" office:date-value="2022-07-05" calcext:value-type="date">
            <text:p>05.07.2022</text:p>
          </table:table-cell>
          <table:table-cell table:style-name="ce119" office:value-type="string" calcext:value-type="string">
            <text:p>Doğuş Kira 11/12-2022-23 <text:span text:style-name="T4">BANKADAN</text:span></text:p>
          </table:table-cell>
          <table:table-cell table:style-name="ce119"/>
          <table:table-cell table:style-name="ce143" office:value-type="float" office:value="4000" calcext:value-type="float">
            <text:p>4.000,00</text:p>
          </table:table-cell>
          <table:table-cell table:style-name="ce119"/>
          <table:table-cell table:style-name="ce139" office:value-type="float" office:value="4000" calcext:value-type="float">
            <text:p>4.000,00</text:p>
          </table:table-cell>
          <table:table-cell table:style-name="ce125"/>
          <table:table-cell table:formula="of:=[.H46]+[.F47]+[.G47]" office:value-type="float" office:value="-3429.52" calcext:value-type="float">
            <text:p>-3.429,52</text:p>
          </table:table-cell>
        </table:table-row>
        <table:table-row table:style-name="ro1">
          <table:table-cell table:style-name="ce140"/>
          <table:table-cell table:style-name="ce141" office:value-type="string" calcext:value-type="string">
            <text:p>Doğuş Kira 11/12-2022-23 kalan bakiye</text:p>
          </table:table-cell>
          <table:table-cell table:style-name="ce141"/>
          <table:table-cell table:style-name="ce144" office:value-type="float" office:value="1000" calcext:value-type="float">
            <text:p>1.000,00</text:p>
          </table:table-cell>
          <table:table-cell table:style-name="ce141"/>
          <table:table-cell table:style-name="ce148"/>
          <table:table-cell table:style-name="ce149"/>
          <table:table-cell table:formula="of:=[.H47]+[.F48]+[.G48]" office:value-type="float" office:value="-3429.52" calcext:value-type="float">
            <text:p>-3.429,52</text:p>
          </table:table-cell>
        </table:table-row>
        <table:table-row table:style-name="ro1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62" office:value-type="float" office:value="5000" calcext:value-type="float">
            <text:p>5.000,00</text:p>
          </table:table-cell>
          <table:table-cell table:style-name="ce63"/>
          <table:table-cell table:number-columns-repeated="2"/>
          <table:table-cell table:formula="of:=[.H48]+[.F49]+[.G49]" office:value-type="float" office:value="-3429.52" calcext:value-type="float">
            <text:p>-3.429,52</text:p>
          </table:table-cell>
        </table:table-row>
        <table:table-row table:style-name="ro1">
          <table:table-cell table:number-columns-repeated="3"/>
          <table:table-cell table:style-name="ce62"/>
          <table:table-cell table:style-name="ce63"/>
          <table:table-cell table:number-columns-repeated="2"/>
          <table:table-cell table:formula="of:=[.H49]+[.F50]+[.G50]" office:value-type="float" office:value="-3429.52" calcext:value-type="float">
            <text:p>-3.429,52</text:p>
          </table:table-cell>
        </table:table-row>
        <table:table-row table:style-name="ro1">
          <table:table-cell table:style-name="ce130"/>
          <table:table-cell table:style-name="ce130" office:value-type="string" calcext:value-type="string">
            <text:p><text:span text:style-name="T3">SnyG-Kynkçı Merdal </text:span>elektrik</text:p>
          </table:table-cell>
          <table:table-cell table:style-name="ce130"/>
          <table:table-cell table:style-name="ce145" office:value-type="float" office:value="445.63" calcext:value-type="float">
            <text:p>445,63</text:p>
          </table:table-cell>
          <table:table-cell table:style-name="ce132"/>
          <table:table-cell table:style-name="ce130"/>
          <table:table-cell table:style-name="ce132"/>
          <table:table-cell table:formula="of:=[.H50]+[.F51]+[.G51]" office:value-type="float" office:value="-3429.52" calcext:value-type="float">
            <text:p>-3.429,52</text:p>
          </table:table-cell>
        </table:table-row>
        <table:table-row table:style-name="ro1">
          <table:table-cell/>
          <table:table-cell table:style-name="ce130" office:value-type="string" calcext:value-type="string">
            <text:p>SnyG-Kynkçı Merdal 10/12-2022</text:p>
          </table:table-cell>
          <table:table-cell table:style-name="ce130"/>
          <table:table-cell table:style-name="ce146" office:value-type="float" office:value="4000" calcext:value-type="float">
            <text:p>4.000,00</text:p>
          </table:table-cell>
          <table:table-cell table:style-name="ce141" table:number-columns-repeated="3"/>
          <table:table-cell table:formula="of:=[.H51]+[.F52]+[.G52]" office:value-type="float" office:value="-3429.52" calcext:value-type="float">
            <text:p>-3.429,52</text:p>
          </table:table-cell>
        </table:table-row>
        <table:table-row table:style-name="ro1">
          <table:table-cell/>
          <table:table-cell office:value-type="string" calcext:value-type="string">
            <text:p>SnyG-Kynkçı Merdal 11/12-2022</text:p>
          </table:table-cell>
          <table:table-cell/>
          <table:table-cell table:style-name="ce7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2]+[.F53]+[.G53]" office:value-type="float" office:value="-3429.52" calcext:value-type="float">
            <text:p>-3.429,52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2">
        <table:table-column table:style-name="co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9" table:default-cell-style-name="Default"/>
        <table:table-column table:style-name="co9" table:default-cell-style-name="ce62"/>
        <table:table-column table:style-name="co9" table:number-columns-repeated="3" table:default-cell-style-name="ce63"/>
        <table:table-row table:style-name="ro1">
          <table:table-cell table:number-columns-repeated="4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1">
          <table:table-cell table:style-name="ce60" office:value-type="string" calcext:value-type="string">
            <text:p>- AĞUSTOS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4:.D77])" office:value-type="float" office:value="96063.54" calcext:value-type="float">
            <text:p>96.063,54</text:p>
          </table:table-cell>
          <table:table-cell table:style-name="ce109" table:formula="of:=SUM([.E4:.E77])" office:value-type="float" office:value="-11695.35" calcext:value-type="float">
            <text:p>-11.695,35</text:p>
          </table:table-cell>
          <table:table-cell table:style-name="ce109" table:formula="of:=SUM([.F4:.F74])" office:value-type="float" office:value="51112.16" calcext:value-type="float">
            <text:p>51.112,16</text:p>
          </table:table-cell>
          <table:table-cell table:style-name="ce109" table:formula="of:=SUM([.G4:.G74])" office:value-type="float" office:value="-23663.05" calcext:value-type="float">
            <text:p>-23.663,05</text:p>
          </table:table-cell>
          <table:table-cell table:style-name="ce109" table:formula="of:=[.F2]+[.G2]" office:value-type="float" office:value="27449.11" calcext:value-type="float">
            <text:p>27.449,11</text:p>
          </table:table-cell>
        </table:table-row>
        <table:table-row table:style-name="ro1">
          <table:table-cell/>
          <table:table-cell table:style-name="ce97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01.88" calcext:value-type="float">
            <text:p>901,88</text:p>
          </table:table-cell>
          <table:table-cell table:style-name="ce63"/>
          <table:table-cell office:value-type="float" office:value="900" calcext:value-type="float">
            <text:p>900,00</text:p>
          </table:table-cell>
          <table:table-cell/>
          <table:table-cell table:formula="of:=[.H4]+[.F5]+[.G5]" office:value-type="float" office:value="900" calcext:value-type="float">
            <text:p>90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08.85" calcext:value-type="float">
            <text:p>208,85</text:p>
          </table:table-cell>
          <table:table-cell table:style-name="ce63"/>
          <table:table-cell office:value-type="float" office:value="208.85" calcext:value-type="float">
            <text:p>208,85</text:p>
          </table:table-cell>
          <table:table-cell/>
          <table:table-cell table:formula="of:=[.H5]+[.F6]+[.G6]" office:value-type="float" office:value="1108.85" calcext:value-type="float">
            <text:p>1.108,85</text:p>
          </table:table-cell>
        </table:table-row>
        <table:table-row table:style-name="ro1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488.3" calcext:value-type="float">
            <text:p>488,3</text:p>
          </table:table-cell>
          <table:table-cell table:style-name="ce63"/>
          <table:table-cell office:value-type="float" office:value="488.3" calcext:value-type="float">
            <text:p>488,30</text:p>
          </table:table-cell>
          <table:table-cell/>
          <table:table-cell table:formula="of:=[.H6]+[.F7]+[.G7]" office:value-type="float" office:value="1597.15" calcext:value-type="float">
            <text:p>1.597,15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69.38" calcext:value-type="float">
            <text:p>69,38</text:p>
          </table:table-cell>
          <table:table-cell table:style-name="ce63"/>
          <table:table-cell office:value-type="float" office:value="69.38" calcext:value-type="float">
            <text:p>69,38</text:p>
          </table:table-cell>
          <table:table-cell/>
          <table:table-cell table:formula="of:=[.H7]+[.F8]+[.G8]" office:value-type="float" office:value="1666.53" calcext:value-type="float">
            <text:p>1.666,53</text:p>
          </table:table-cell>
        </table:table-row>
        <table:table-row table:style-name="ro1">
          <table:table-cell/>
          <table:table-cell table:style-name="ce98" office:value-type="string" calcext:value-type="string">
            <text:p>9522138254 /CK ÇEPESAŞ/FATURA</text:p>
          </table:table-cell>
          <table:table-cell table:style-name="ce98"/>
          <table:table-cell table:style-name="ce157"/>
          <table:table-cell table:style-name="ce115" office:value-type="float" office:value="-1311.2" calcext:value-type="float">
            <text:p>-1.311,20</text:p>
          </table:table-cell>
          <table:table-cell/>
          <table:table-cell office:value-type="float" office:value="-1311.2" calcext:value-type="float">
            <text:p>-1.311,20</text:p>
          </table:table-cell>
          <table:table-cell table:formula="of:=[.H8]+[.F9]+[.G9]" office:value-type="float" office:value="355.33" calcext:value-type="float">
            <text:p>355,33</text:p>
          </table:table-cell>
        </table:table-row>
        <table:table-row table:style-name="ro1">
          <table:table-cell/>
          <table:table-cell table:style-name="ce98" table:number-columns-repeated="2"/>
          <table:table-cell table:style-name="ce157"/>
          <table:table-cell table:number-columns-repeated="4"/>
        </table:table-row>
        <table:table-row table:style-name="ro1">
          <table:table-cell/>
          <table:table-cell table:style-name="ce99" office:value-type="string" calcext:value-type="string">
            <text:p>5847500300 /CK ÇEPESAŞ/FATURA</text:p>
          </table:table-cell>
          <table:table-cell table:style-name="ce99"/>
          <table:table-cell table:style-name="ce158"/>
          <table:table-cell table:style-name="ce115" office:value-type="float" office:value="-200" calcext:value-type="float">
            <text:p>-200,00</text:p>
          </table:table-cell>
          <table:table-cell table:style-name="ce62"/>
          <table:table-cell office:value-type="float" office:value="-254.9" calcext:value-type="float">
            <text:p>-254,90</text:p>
          </table:table-cell>
          <table:table-cell table:formula="of:=[.H9]+[.F11]+[.G11]" office:value-type="float" office:value="100.43" calcext:value-type="float">
            <text:p>100,43</text:p>
          </table:table-cell>
        </table:table-row>
        <table:table-row table:style-name="ro1">
          <table:table-cell/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/>
          <table:table-cell table:style-name="ce158"/>
          <table:table-cell table:style-name="ce115" office:value-type="float" office:value="-400" calcext:value-type="float">
            <text:p>-400,00</text:p>
          </table:table-cell>
          <table:table-cell table:style-name="ce62"/>
          <table:table-cell office:value-type="float" office:value="-531.9" calcext:value-type="float">
            <text:p>-531,90</text:p>
          </table:table-cell>
          <table:table-cell table:formula="of:=[.H11]+[.F12]+[.G12]" office:value-type="float" office:value="-431.47" calcext:value-type="float">
            <text:p>-431,47</text:p>
          </table:table-cell>
        </table:table-row>
        <table:table-row table:style-name="ro1">
          <table:table-cell/>
          <table:table-cell table:style-name="ce99" table:number-columns-repeated="2"/>
          <table:table-cell table:style-name="ce158"/>
          <table:table-cell/>
          <table:table-cell table:style-name="ce62"/>
          <table:table-cell table:number-columns-repeated="2"/>
        </table:table-row>
        <table:table-row table:style-name="ro1">
          <table:table-cell/>
          <table:table-cell table:style-name="ce99" office:value-type="string" calcext:value-type="string">
            <text:p>Adem Özen Kira Ödemesi 3/12</text:p>
          </table:table-cell>
          <table:table-cell table:style-name="ce99"/>
          <table:table-cell table:style-name="ce158"/>
          <table:table-cell table:style-name="ce115" office:value-type="float" office:value="-4300" calcext:value-type="float">
            <text:p>-4.300,00</text:p>
          </table:table-cell>
          <table:table-cell table:style-name="ce62"/>
          <table:table-cell office:value-type="float" office:value="-4300" calcext:value-type="float">
            <text:p>-4.300,00</text:p>
          </table:table-cell>
          <table:table-cell table:formula="of:=[.H13]+[.F14]-[.G14]" office:value-type="float" office:value="4300" calcext:value-type="float">
            <text:p>4.300,00</text:p>
          </table:table-cell>
        </table:table-row>
        <table:table-row table:style-name="ro1">
          <table:table-cell/>
          <table:table-cell table:style-name="ce99" office:value-type="string" calcext:value-type="string">
            <text:p>MarRyl Aidat 3/12</text:p>
          </table:table-cell>
          <table:table-cell table:style-name="ce99"/>
          <table:table-cell table:style-name="ce158"/>
          <table:table-cell table:style-name="ce115" office:value-type="float" office:value="-396.5" calcext:value-type="float">
            <text:p>-396,50</text:p>
          </table:table-cell>
          <table:table-cell table:style-name="ce62"/>
          <table:table-cell office:value-type="float" office:value="-396.5" calcext:value-type="float">
            <text:p>-396,50</text:p>
          </table:table-cell>
          <table:table-cell table:formula="of:=[.H14]+[.F15]-[.G15]" office:value-type="float" office:value="4696.5" calcext:value-type="float">
            <text:p>4.696,50</text:p>
          </table:table-cell>
        </table:table-row>
        <table:table-row table:style-name="ro1">
          <table:table-cell/>
          <table:table-cell table:style-name="ce98" table:number-columns-repeated="2"/>
          <table:table-cell table:style-name="ce157"/>
          <table:table-cell table:number-columns-repeated="3"/>
          <table:table-cell table:formula="of:=[.H12]+[.F16]+[.G16]" office:value-type="float" office:value="-431.47" calcext:value-type="float">
            <text:p>-431,47</text:p>
          </table:table-cell>
        </table:table-row>
        <table:table-row table:style-name="ro1">
          <table:table-cell/>
          <table:table-cell table:style-name="ce98" office:value-type="string" calcext:value-type="string">
            <text:p>0000383215 /TOKATAMASY/FATURA</text:p>
          </table:table-cell>
          <table:table-cell table:style-name="ce98"/>
          <table:table-cell table:style-name="ce157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6]+[.F17]+[.G17]" office:value-type="float" office:value="-431.47" calcext:value-type="float">
            <text:p>-431,47</text:p>
          </table:table-cell>
        </table:table-row>
        <table:table-row table:style-name="ro1">
          <table:table-cell/>
          <table:table-cell table:style-name="ce98" office:value-type="string" calcext:value-type="string">
            <text:p>000374398 /TOKATAMASY/FATURA</text:p>
          </table:table-cell>
          <table:table-cell table:style-name="ce98"/>
          <table:table-cell table:style-name="ce157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7]+[.F18]+[.G18]" office:value-type="float" office:value="-431.47" calcext:value-type="float">
            <text:p>-431,47</text:p>
          </table:table-cell>
        </table:table-row>
        <table:table-row table:style-name="ro1">
          <table:table-cell/>
          <table:table-cell table:style-name="ce98" table:number-columns-repeated="2"/>
          <table:table-cell table:style-name="ce157"/>
          <table:table-cell table:number-columns-repeated="3"/>
          <table:table-cell table:formula="of:=[.H18]+[.F19]+[.G19]" office:value-type="float" office:value="-431.47" calcext:value-type="float">
            <text:p>-431,47</text:p>
          </table:table-cell>
        </table:table-row>
        <table:table-row table:style-name="ro1">
          <table:table-cell/>
          <table:table-cell table:style-name="ce100" office:value-type="string" calcext:value-type="string">
            <text:p>amazon 240gbWd ssd-braun-64gb 5/6</text:p>
          </table:table-cell>
          <table:table-cell table:style-name="ce100"/>
          <table:table-cell table:style-name="ce159"/>
          <table:table-cell table:style-name="ce115" office:value-type="float" office:value="-177.65" calcext:value-type="float">
            <text:p>-177,65</text:p>
          </table:table-cell>
          <table:table-cell table:number-columns-repeated="2"/>
          <table:table-cell table:formula="of:=[.H19]+[.F20]+[.G20]" office:value-type="float" office:value="-431.47" calcext:value-type="float">
            <text:p>-431,47</text:p>
          </table:table-cell>
        </table:table-row>
        <table:table-row table:style-name="ro1">
          <table:table-cell/>
          <table:table-cell table:style-name="ce100" office:value-type="string" calcext:value-type="string">
            <text:p>decathlon ayakkabı</text:p>
          </table:table-cell>
          <table:table-cell table:style-name="ce100"/>
          <table:table-cell table:style-name="ce159"/>
          <table:table-cell table:style-name="ce115" office:value-type="float" office:value="-100" calcext:value-type="float">
            <text:p>-100,00</text:p>
          </table:table-cell>
          <table:table-cell table:number-columns-repeated="2"/>
          <table:table-cell table:formula="of:=[.H20]+[.F21]+[.G21]" office:value-type="float" office:value="-431.47" calcext:value-type="float">
            <text:p>-431,47</text:p>
          </table:table-cell>
        </table:table-row>
        <table:table-row table:style-name="ro1">
          <table:table-cell/>
          <table:table-cell table:style-name="ce100" office:value-type="float" office:value="2240" calcext:value-type="float">
            <text:p>2240</text:p>
          </table:table-cell>
          <table:table-cell table:style-name="ce100"/>
          <table:table-cell table:style-name="ce159"/>
          <table:table-cell table:style-name="ce115" office:value-type="float" office:value="-60" calcext:value-type="float">
            <text:p>-60,00</text:p>
          </table:table-cell>
          <table:table-cell table:number-columns-repeated="2"/>
          <table:table-cell table:formula="of:=[.H21]+[.F22]+[.G22]" office:value-type="float" office:value="-431.47" calcext:value-type="float">
            <text:p>-431,47</text:p>
          </table:table-cell>
        </table:table-row>
        <table:table-row table:style-name="ro1">
          <table:table-cell table:style-name="ce93" office:value-type="date" office:date-value="2022-08-04" calcext:value-type="date">
            <text:p>04.08.2022</text:p>
          </table:table-cell>
          <table:table-cell table:style-name="ce100" office:value-type="string" calcext:value-type="string">
            <text:p>4876 KK</text:p>
          </table:table-cell>
          <table:table-cell table:style-name="ce100"/>
          <table:table-cell table:style-name="ce159"/>
          <table:table-cell table:number-columns-repeated="2"/>
          <table:table-cell office:value-type="float" office:value="-337.65" calcext:value-type="float">
            <text:p>-337,65</text:p>
          </table:table-cell>
          <table:table-cell table:formula="of:=[.H22]+[.F23]+[.G23]" office:value-type="float" office:value="-769.12" calcext:value-type="float">
            <text:p>-769,12</text:p>
          </table:table-cell>
        </table:table-row>
        <table:table-row table:style-name="ro1">
          <table:table-cell/>
          <table:table-cell table:style-name="ce98" table:number-columns-repeated="2"/>
          <table:table-cell table:style-name="ce157"/>
          <table:table-cell table:number-columns-repeated="3"/>
          <table:table-cell table:formula="of:=[.H23]+[.F24]+[.G24]" office:value-type="float" office:value="-769.12" calcext:value-type="float">
            <text:p>-769,12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/>
          <table:table-cell table:style-name="ce60"/>
          <table:table-cell table:style-name="ce115" office:value-type="float" office:value="-1500" calcext:value-type="float">
            <text:p>-1.500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24]+[.F25]+[.G25]" office:value-type="float" office:value="-2876.12" calcext:value-type="float">
            <text:p>-2.876,12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/>
          <table:table-cell table:style-name="ce60"/>
          <table:table-cell table:style-name="ce115" office:value-type="float" office:value="-1500" calcext:value-type="float">
            <text:p>-1.500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25]+[.F26]+[.G26]" office:value-type="float" office:value="-4983.12" calcext:value-type="float">
            <text:p>-4.983,12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/>
          <table:table-cell table:style-name="ce60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6]+[.F27]+[.G27]" office:value-type="float" office:value="-4983.12" calcext:value-type="float">
            <text:p>-4.983,12</text:p>
          </table:table-cell>
        </table:table-row>
        <table:table-row table:style-name="ro1">
          <table:table-cell table:style-name="ce93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/>
          <table:table-cell table:style-name="ce60" table:number-columns-repeated="2"/>
          <table:table-cell table:style-name="Default"/>
          <table:table-cell table:style-name="Default" office:value-type="float" office:value="-1038" calcext:value-type="float">
            <text:p>-1038</text:p>
          </table:table-cell>
          <table:table-cell table:formula="of:=[.H27]+[.F28]+[.G28]" office:value-type="float" office:value="-6021.12" calcext:value-type="float">
            <text:p>-6.021,12</text:p>
          </table:table-cell>
        </table:table-row>
        <table:table-row table:style-name="ro1">
          <table:table-cell/>
          <table:table-cell office:value-type="string" calcext:value-type="string">
            <text:p>kıbrıs genel masraf</text:p>
          </table:table-cell>
          <table:table-cell/>
          <table:table-cell table:style-name="ce60" table:number-columns-repeated="2"/>
          <table:table-cell table:style-name="Default"/>
          <table:table-cell table:style-name="Default" office:value-type="float" office:value="-3000" calcext:value-type="float">
            <text:p>-3000</text:p>
          </table:table-cell>
          <table:table-cell table:formula="of:=[.H28]+[.F29]+[.G29]" office:value-type="float" office:value="-9021.12" calcext:value-type="float">
            <text:p>-9.021,12</text:p>
          </table:table-cell>
        </table:table-row>
        <table:table-row table:style-name="ro1">
          <table:table-cell table:style-name="ce93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/>
          <table:table-cell table:style-name="ce60" table:number-columns-repeated="2"/>
          <table:table-cell table:style-name="Default"/>
          <table:table-cell table:style-name="Default" office:value-type="float" office:value="-638" calcext:value-type="float">
            <text:p>-638</text:p>
          </table:table-cell>
          <table:table-cell table:formula="of:=[.H29]+[.F30]+[.G30]" office:value-type="float" office:value="-9659.12" calcext:value-type="float">
            <text:p>-9.659,12</text:p>
          </table:table-cell>
        </table:table-row>
        <table:table-row table:style-name="ro1">
          <table:table-cell/>
          <table:table-cell office:value-type="string" calcext:value-type="string">
            <text:p>benzin </text:p>
          </table:table-cell>
          <table:table-cell/>
          <table:table-cell table:style-name="ce60" table:number-columns-repeated="2"/>
          <table:table-cell table:style-name="Default"/>
          <table:table-cell table:style-name="Default" office:value-type="float" office:value="-400" calcext:value-type="float">
            <text:p>-400</text:p>
          </table:table-cell>
          <table:table-cell table:formula="of:=[.H30]+[.F31]+[.G31]" office:value-type="float" office:value="-10059.12" calcext:value-type="float">
            <text:p>-10.059,12</text:p>
          </table:table-cell>
        </table:table-row>
        <table:table-row table:style-name="ro1">
          <table:table-cell/>
          <table:table-cell office:value-type="string" calcext:value-type="string">
            <text:p>100 euro iş 1,87216*100</text:p>
          </table:table-cell>
          <table:table-cell/>
          <table:table-cell table:style-name="ce60" table:number-columns-repeated="2"/>
          <table:table-cell table:style-name="Default"/>
          <table:table-cell table:style-name="Default" office:value-type="float" office:value="-1872.16" calcext:value-type="float">
            <text:p>-1872,16</text:p>
          </table:table-cell>
          <table:table-cell table:formula="of:=[.H31]+[.F32]+[.G32]" office:value-type="float" office:value="-11931.28" calcext:value-type="float">
            <text:p>-11.931,28</text:p>
          </table:table-cell>
        </table:table-row>
        <table:table-row table:style-name="ro1">
          <table:table-cell/>
          <table:table-cell office:value-type="string" calcext:value-type="string">
            <text:p>euro alış kmv</text:p>
          </table:table-cell>
          <table:table-cell/>
          <table:table-cell table:style-name="ce60" table:number-columns-repeated="2"/>
          <table:table-cell table:style-name="Default"/>
          <table:table-cell table:style-name="Default" office:value-type="float" office:value="-3.74" calcext:value-type="float">
            <text:p>-3,74</text:p>
          </table:table-cell>
          <table:table-cell table:formula="of:=[.H32]+[.F33]+[.G33]" office:value-type="float" office:value="-11935.02" calcext:value-type="float">
            <text:p>-11.935,02</text:p>
          </table:table-cell>
        </table:table-row>
        <table:table-row table:style-name="ro1">
          <table:table-cell/>
          <table:table-cell table:style-name="ce98" table:number-columns-repeated="2"/>
          <table:table-cell table:style-name="ce157"/>
          <table:table-cell table:number-columns-repeated="3"/>
          <table:table-cell table:formula="of:=[.H33]+[.F34]+[.G34]" office:value-type="float" office:value="-11935.02" calcext:value-type="float">
            <text:p>-11.935,02</text:p>
          </table:table-cell>
        </table:table-row>
        <table:table-row table:style-name="ro1">
          <table:table-cell table:style-name="ce93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98"/>
          <table:table-cell table:style-name="ce142" office:value-type="float" office:value="45000" calcext:value-type="float">
            <text:p>45.000,00</text:p>
          </table:table-cell>
          <table:table-cell/>
          <table:table-cell office:value-type="float" office:value="20000" calcext:value-type="float">
            <text:p>20.000,00</text:p>
          </table:table-cell>
          <table:table-cell/>
          <table:table-cell table:formula="of:=[.H34]+[.F35]+[.G35]" office:value-type="float" office:value="8064.98" calcext:value-type="float">
            <text:p>8.064,98</text:p>
          </table:table-cell>
        </table:table-row>
        <table:table-row table:style-name="ro1">
          <table:table-cell table:style-name="ce93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98"/>
          <table:table-cell table:style-name="ce157"/>
          <table:table-cell/>
          <table:table-cell office:value-type="float" office:value="25000" calcext:value-type="float">
            <text:p>25.000,00</text:p>
          </table:table-cell>
          <table:table-cell/>
          <table:table-cell table:formula="of:=[.H35]+[.F36]+[.G36]" office:value-type="float" office:value="33064.98" calcext:value-type="float">
            <text:p>33.064,98</text:p>
          </table:table-cell>
        </table:table-row>
        <table:table-row table:style-name="ro1">
          <table:table-cell table:style-name="ce93"/>
          <table:table-cell office:value-type="string" calcext:value-type="string">
            <text:p>snyE Emre Aktaş kira geri ödemesi</text:p>
          </table:table-cell>
          <table:table-cell table:style-name="ce98"/>
          <table:table-cell table:style-name="ce157"/>
          <table:table-cell table:number-columns-repeated="2"/>
          <table:table-cell office:value-type="float" office:value="-5365" calcext:value-type="float">
            <text:p>-5.365,00</text:p>
          </table:table-cell>
          <table:table-cell table:formula="of:=[.H36]+[.F37]+[.G37]" office:value-type="float" office:value="27699.98" calcext:value-type="float">
            <text:p>27.699,98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62" office:value-type="float" office:value="4299.5" calcext:value-type="float">
            <text:p>4.299,50</text:p>
          </table:table-cell>
          <table:table-cell table:style-name="ce60"/>
          <table:table-cell table:number-columns-repeated="2"/>
          <table:table-cell table:formula="of:=[.H37]+[.F38]+[.G38]" office:value-type="float" office:value="27699.98" calcext:value-type="float">
            <text:p>27.699,98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62" office:value-type="float" office:value="1650" calcext:value-type="float">
            <text:p>1.650,00</text:p>
          </table:table-cell>
          <table:table-cell table:style-name="ce60"/>
          <table:table-cell table:number-columns-repeated="2"/>
          <table:table-cell table:formula="of:=[.H38]+[.F39]+[.G39]" office:value-type="float" office:value="27699.98" calcext:value-type="float">
            <text:p>27.699,98</text:p>
          </table:table-cell>
        </table:table-row>
        <table:table-row table:style-name="ro1">
          <table:table-cell/>
          <table:table-cell office:value-type="string" calcext:value-type="string">
            <text:p>Doğuş Kira 1/12-2023-24 – 30-08-22</text:p>
          </table:table-cell>
          <table:table-cell/>
          <table:table-cell table:style-name="ce62" office:value-type="float" office:value="3000" calcext:value-type="float">
            <text:p>3.000,00</text:p>
          </table:table-cell>
          <table:table-cell table:style-name="ce60"/>
          <table:table-cell table:number-columns-repeated="2"/>
          <table:table-cell table:formula="of:=[.H39]+[.F40]+[.G40]" office:value-type="float" office:value="27699.98" calcext:value-type="float">
            <text:p>27.699,98</text:p>
          </table:table-cell>
        </table:table-row>
        <table:table-row table:style-name="ro1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78" office:value-type="float" office:value="20000" calcext:value-type="float">
            <text:p>20.000,00</text:p>
          </table:table-cell>
          <table:table-cell table:style-name="ce60"/>
          <table:table-cell table:style-name="Default" table:number-columns-repeated="2"/>
          <table:table-cell table:formula="of:=[.H40]+[.F41]+[.G41]" office:value-type="float" office:value="27699.98" calcext:value-type="float">
            <text:p>27.699,98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41]+[.F42]+[.G42]" office:value-type="float" office:value="27699.98" calcext:value-type="float">
            <text:p>27.699,98</text:p>
          </table:table-cell>
        </table:table-row>
        <table:table-row table:style-name="ro1">
          <table:table-cell/>
          <table:table-cell office:value-type="string" calcext:value-type="string">
            <text:p>SnyG-Kynkçı Merdal 12/12-2022-23</text:p>
          </table:table-cell>
          <table:table-cell/>
          <table:table-cell table:style-name="ce7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2]+[.F43]+[.G43]" office:value-type="float" office:value="27699.98" calcext:value-type="float">
            <text:p>27.699,98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43]+[.F44]+[.G44]" office:value-type="float" office:value="27699.98" calcext:value-type="float">
            <text:p>27.699,98</text:p>
          </table:table-cell>
        </table:table-row>
        <table:table-row table:style-name="ro1">
          <table:table-cell/>
          <table:table-cell table:style-name="ce67" office:value-type="string" calcext:value-type="string">
            <text:p>GEÇEN AYLARDAN BAKİYE</text:p>
          </table:table-cell>
          <table:table-cell table:number-columns-repeated="2"/>
          <table:table-cell table:style-name="Default" table:number-columns-repeated="3"/>
          <table:table-cell table:formula="of:=[.H44]+[.F45]+[.G45]" office:value-type="float" office:value="27699.98" calcext:value-type="float">
            <text:p>27.699,98</text:p>
          </table:table-cell>
        </table:table-row>
        <table:table-row table:style-name="ro1">
          <table:table-cell/>
          <table:table-cell table:style-name="ce161" office:value-type="string" calcext:value-type="string">
            <text:p>Doğuş Kira 11/12-2022-23 kalan bakiye</text:p>
          </table:table-cell>
          <table:table-cell table:style-name="ce161"/>
          <table:table-cell table:style-name="ce181" office:value-type="float" office:value="1000" calcext:value-type="float">
            <text:p>1.000,00</text:p>
          </table:table-cell>
          <table:table-cell table:style-name="ce161"/>
          <table:table-cell table:style-name="ce185" office:value-type="float" office:value="1000" calcext:value-type="float">
            <text:p>1.000,00</text:p>
          </table:table-cell>
          <table:table-cell table:style-name="Default"/>
          <table:table-cell table:formula="of:=[.H45]+[.F46]+[.G46]" office:value-type="float" office:value="28699.98" calcext:value-type="float">
            <text:p>28.699,98</text:p>
          </table:table-cell>
        </table:table-row>
        <table:table-row table:style-name="ro1">
          <table:table-cell/>
          <table:table-cell table:style-name="ce119" office:value-type="string" calcext:value-type="string">
            <text:p>Doğuş Kira 12/12-2022-23</text:p>
          </table:table-cell>
          <table:table-cell table:style-name="ce119"/>
          <table:table-cell table:style-name="ce143" office:value-type="float" office:value="5000" calcext:value-type="float">
            <text:p>5.000,00</text:p>
          </table:table-cell>
          <table:table-cell table:style-name="ce119"/>
          <table:table-cell table:style-name="ce139" office:value-type="float" office:value="3000" calcext:value-type="float">
            <text:p>3.000,00</text:p>
          </table:table-cell>
          <table:table-cell table:style-name="Default"/>
          <table:table-cell table:formula="of:=[.H46]+[.F47]+[.G47]" office:value-type="float" office:value="31699.98" calcext:value-type="float">
            <text:p>31.699,98</text:p>
          </table:table-cell>
        </table:table-row>
        <table:table-row table:style-name="ro1">
          <table:table-cell/>
          <table:table-cell table:style-name="ce161" office:value-type="string" calcext:value-type="string">
            <text:p><text:span text:style-name="T3">SnyG-Kynkçı Merdal </text:span>elektrik haziran</text:p>
          </table:table-cell>
          <table:table-cell table:style-name="ce161"/>
          <table:table-cell table:style-name="ce183" office:value-type="float" office:value="445.63" calcext:value-type="float">
            <text:p>445,63</text:p>
          </table:table-cell>
          <table:table-cell table:style-name="ce161"/>
          <table:table-cell table:style-name="ce161" office:value-type="float" office:value="445.63" calcext:value-type="float">
            <text:p>445,63</text:p>
          </table:table-cell>
          <table:table-cell table:style-name="Default"/>
          <table:table-cell table:formula="of:=[.H47]+[.F48]+[.G48]" office:value-type="float" office:value="32145.61" calcext:value-type="float">
            <text:p>32.145,61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48]+[.F49]+[.G49]" office:value-type="float" office:value="32145.61" calcext:value-type="float">
            <text:p>32.145,61</text:p>
          </table:table-cell>
        </table:table-row>
        <table:table-row table:style-name="ro1">
          <table:table-cell/>
          <table:table-cell table:style-name="ce130" office:value-type="string" calcext:value-type="string">
            <text:p>Doğuş Kira 12/12-2022-23 kalan bakiye</text:p>
          </table:table-cell>
          <table:table-cell table:style-name="ce130"/>
          <table:table-cell table:style-name="ce75" office:value-type="float" office:value="2000" calcext:value-type="float">
            <text:p>2.000,00</text:p>
          </table:table-cell>
          <table:table-cell table:style-name="ce112" table:number-columns-repeated="2"/>
          <table:table-cell table:style-name="Default"/>
          <table:table-cell table:formula="of:=[.H49]+[.F50]+[.G50]" office:value-type="float" office:value="32145.61" calcext:value-type="float">
            <text:p>32.145,61</text:p>
          </table:table-cell>
        </table:table-row>
        <table:table-row table:style-name="ro1">
          <table:table-cell/>
          <table:table-cell table:style-name="ce162" office:value-type="string" calcext:value-type="string">
            <text:p>SnyG-Kynkçı Merdal 10/12-2022</text:p>
          </table:table-cell>
          <table:table-cell table:style-name="ce162"/>
          <table:table-cell table:style-name="ce184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0]+[.F51]+[.G51]" office:value-type="float" office:value="32145.61" calcext:value-type="float">
            <text:p>32.145,61</text:p>
          </table:table-cell>
        </table:table-row>
        <table:table-row table:style-name="ro1">
          <table:table-cell/>
          <table:table-cell table:style-name="ce162" office:value-type="string" calcext:value-type="string">
            <text:p>SnyG-Kynkçı Merdal 11/12-2022</text:p>
          </table:table-cell>
          <table:table-cell table:style-name="ce162"/>
          <table:table-cell table:style-name="ce184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09" table:style-name="ta2">
        <table:table-column table:style-name="co9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9" table:number-columns-repeated="2" table:default-cell-style-name="Default"/>
        <table:table-column table:style-name="co9" table:number-columns-repeated="3" table:default-cell-style-name="ce63"/>
        <table:table-row table:style-name="ro1">
          <table:table-cell table:number-columns-repeated="4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1">
          <table:table-cell table:style-name="ce60" office:value-type="string" calcext:value-type="string">
            <text:p>- EYLÜL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5:.D72])" office:value-type="float" office:value="70850" calcext:value-type="float">
            <text:p>70.850,00</text:p>
          </table:table-cell>
          <table:table-cell table:style-name="ce109" table:formula="of:=SUM([.E5:.E72])" office:value-type="float" office:value="-75519.02" calcext:value-type="float">
            <text:p>-75.519,02</text:p>
          </table:table-cell>
          <table:table-cell table:style-name="ce109" table:formula="of:=SUM([.F5:.F69])" office:value-type="float" office:value="0" calcext:value-type="float">
            <text:p>0,00</text:p>
          </table:table-cell>
          <table:table-cell table:style-name="ce109" table:formula="of:=SUM([.G5:.G69])" office:value-type="float" office:value="0" calcext:value-type="float">
            <text:p>0,00</text:p>
          </table:table-cell>
          <table:table-cell table:style-name="ce109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7"/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/>
          <table:table-cell table:style-name="ce97"/>
          <table:table-cell table:number-columns-repeated="3"/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63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63"/>
          <table:table-cell table:number-columns-repeated="2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2"/>
          <table:table-cell table:style-name="ce63"/>
          <table:table-cell table:number-columns-repeated="2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2"/>
          <table:table-cell table:style-name="ce63"/>
          <table:table-cell table:number-columns-repeated="2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office:value-type="string" calcext:value-type="string">
            <text:p>9522138254 /CK ÇEPESAŞ/FATURA</text:p>
          </table:table-cell>
          <table:table-cell table:style-name="ce98" table:number-columns-repeated="2"/>
          <table:table-cell table:style-name="ce63"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5847500300 /CK ÇEPESAŞ/FATURA</text:p>
          </table:table-cell>
          <table:table-cell table:style-name="ce99" table:number-columns-repeated="2"/>
          <table:table-cell table:style-name="ce115" office:value-type="float" office:value="-200" calcext:value-type="float">
            <text:p>-200,00</text:p>
          </table:table-cell>
          <table:table-cell table:style-name="ce62"/>
          <table:table-cell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table:number-columns-repeated="2"/>
          <table:table-cell table:style-name="ce115" office:value-type="float" office:value="-400" calcext:value-type="float">
            <text:p>-400,00</text:p>
          </table:table-cell>
          <table:table-cell table:style-name="ce62"/>
          <table:table-cell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table:number-columns-repeated="3"/>
          <table:table-cell table:style-name="ce115"/>
          <table:table-cell table:style-name="ce62"/>
          <table:table-cell table:number-columns-repeated="2"/>
        </table:table-row>
        <table:table-row table:style-name="ro1">
          <table:table-cell/>
          <table:table-cell table:style-name="ce99" office:value-type="string" calcext:value-type="string">
            <text:p>Adem Özen Kira Ödemesi 4/12</text:p>
          </table:table-cell>
          <table:table-cell table:style-name="ce99" table:number-columns-repeated="2"/>
          <table:table-cell table:style-name="ce62" office:value-type="float" office:value="-4300" calcext:value-type="float">
            <text:p>-4.300,00</text:p>
          </table:table-cell>
          <table:table-cell table:style-name="ce62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MarRyl Aidat 4/12</text:p>
          </table:table-cell>
          <table:table-cell table:style-name="ce99" table:number-columns-repeated="2"/>
          <table:table-cell table:style-name="ce62" office:value-type="float" office:value="-396.5" calcext:value-type="float">
            <text:p>-396,50</text:p>
          </table:table-cell>
          <table:table-cell table:style-name="ce62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style-name="ce115"/>
          <table:table-cell table:number-columns-repeated="2"/>
          <table:table-cell table:formula="of:=[.H11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office:value-type="string" calcext:value-type="string">
            <text:p>0000383215 /TOKATAMASY/FATURA</text:p>
          </table:table-cell>
          <table:table-cell table:style-name="ce98" table:number-columns-repeated="2"/>
          <table:table-cell table:style-name="ce115" office:value-type="float" office:value="-200" calcext:value-type="float">
            <text:p>-2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office:value-type="string" calcext:value-type="string">
            <text:p>000374398 /TOKATAMASY/FATURA</text:p>
          </table:table-cell>
          <table:table-cell table:style-name="ce98" table:number-columns-repeated="2"/>
          <table:table-cell table:style-name="ce115"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style-name="ce115"/>
          <table:table-cell table:number-columns-repeated="2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0" office:value-type="string" calcext:value-type="string">
            <text:p>amazon 240gbWd ssd-braun-64gb 6/6</text:p>
          </table:table-cell>
          <table:table-cell table:style-name="ce100" table:number-columns-repeated="2"/>
          <table:table-cell table:style-name="ce62"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 table:style-name="ce93" office:value-type="date" office:date-value="2022-07-26" calcext:value-type="date">
            <text:p>26.07.2022</text:p>
          </table:table-cell>
          <table:table-cell table:style-name="ce100" office:value-type="string" calcext:value-type="string">
            <text:p>toyota trafik cezası</text:p>
          </table:table-cell>
          <table:table-cell table:style-name="ce100" table:number-columns-repeated="2"/>
          <table:table-cell table:style-name="ce62" office:value-type="float" office:value="-448.35" calcext:value-type="float">
            <text:p>-448,35</text:p>
          </table:table-cell>
          <table:table-cell table:number-columns-repeated="3"/>
        </table:table-row>
        <table:table-row table:style-name="ro1">
          <table:table-cell table:style-name="ce93" office:value-type="date" office:date-value="2022-07-26" calcext:value-type="date">
            <text:p>26.07.2022</text:p>
          </table:table-cell>
          <table:table-cell table:style-name="ce100" office:value-type="string" calcext:value-type="string">
            <text:p>mtv taksit</text:p>
          </table:table-cell>
          <table:table-cell table:style-name="ce100" table:number-columns-repeated="2"/>
          <table:table-cell table:style-name="ce62" office:value-type="float" office:value="-112.67" calcext:value-type="float">
            <text:p>-112,67</text:p>
          </table:table-cell>
          <table:table-cell table:number-columns-repeated="3"/>
        </table:table-row>
        <table:table-row table:style-name="ro1">
          <table:table-cell table:style-name="ce93" office:value-type="date" office:date-value="2022-08-06" calcext:value-type="date">
            <text:p>06.08.2022</text:p>
          </table:table-cell>
          <table:table-cell table:style-name="ce100" office:value-type="string" calcext:value-type="string">
            <text:p>benzin tokat-taşucu</text:p>
          </table:table-cell>
          <table:table-cell table:style-name="ce100" table:number-columns-repeated="2"/>
          <table:table-cell table:style-name="ce62" office:value-type="float" office:value="-900.19" calcext:value-type="float">
            <text:p>-900,19</text:p>
          </table:table-cell>
          <table:table-cell table:number-columns-repeated="3"/>
        </table:table-row>
        <table:table-row table:style-name="ro1">
          <table:table-cell table:style-name="ce93" office:value-type="date" office:date-value="2022-08-10" calcext:value-type="date">
            <text:p>10.08.2022</text:p>
          </table:table-cell>
          <table:table-cell table:style-name="ce100" office:value-type="string" calcext:value-type="string">
            <text:p>akgünler deniz otobüs bileti</text:p>
          </table:table-cell>
          <table:table-cell table:style-name="ce100" table:number-columns-repeated="2"/>
          <table:table-cell table:style-name="ce62" office:value-type="float" office:value="-633.2" calcext:value-type="float">
            <text:p>-633,20</text:p>
          </table:table-cell>
          <table:table-cell table:number-columns-repeated="3"/>
        </table:table-row>
        <table:table-row table:style-name="ro1">
          <table:table-cell table:style-name="ce93" office:value-type="date" office:date-value="2022-08-14" calcext:value-type="date">
            <text:p>14.08.2022</text:p>
          </table:table-cell>
          <table:table-cell table:style-name="ce100" office:value-type="string" calcext:value-type="string">
            <text:p>mersin benzin</text:p>
          </table:table-cell>
          <table:table-cell table:style-name="ce100" table:number-columns-repeated="2"/>
          <table:table-cell table:style-name="ce62" office:value-type="float" office:value="-1080.16" calcext:value-type="float">
            <text:p>-1.080,16</text:p>
          </table:table-cell>
          <table:table-cell table:number-columns-repeated="3"/>
        </table:table-row>
        <table:table-row table:style-name="ro1">
          <table:table-cell/>
          <table:table-cell table:style-name="ce100" office:value-type="string" calcext:value-type="string">
            <text:p>4876 KK</text:p>
          </table:table-cell>
          <table:table-cell table:style-name="ce100" table:number-columns-repeated="2"/>
          <table:table-cell table:style-name="ce62"/>
          <table:table-cell table:number-columns-repeated="2"/>
          <table:table-cell table:formula="of:=[.H19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0" table:number-columns-repeated="3"/>
          <table:table-cell table:style-name="ce62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Ayşe Balcı Bakiye ödemesi</text:p>
          </table:table-cell>
          <table:table-cell table:number-columns-repeated="2"/>
          <table:table-cell table:style-name="ce63" office:value-type="float" office:value="-13620.3" calcext:value-type="float">
            <text:p>-13.620,30</text:p>
          </table:table-cell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0" table:number-columns-repeated="3"/>
          <table:table-cell table:style-name="ce62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/>
          <table:table-cell table:style-name="ce63"/>
          <table:table-cell table:style-name="ce63" office:value-type="float" office:value="-1500" calcext:value-type="float">
            <text:p>-1.500,00</text:p>
          </table:table-cell>
          <table:table-cell table:number-columns-repeated="2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 okul</text:p>
          </table:table-cell>
          <table:table-cell/>
          <table:table-cell table:style-name="ce63"/>
          <table:table-cell table:style-name="ce63" office:value-type="float" office:value="-32000" calcext:value-type="float">
            <text:p>-32.000,00</text:p>
          </table:table-cell>
          <table:table-cell table:style-name="Default"/>
          <table:table-cell/>
          <table:table-cell table:formula="of:=[.H29]+[.F30]+[.G3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/>
          <table:table-cell table:style-name="ce63"/>
          <table:table-cell table:style-name="ce63" office:value-type="float" office:value="-1500" calcext:value-type="float">
            <text:p>-1.500,00</text:p>
          </table:table-cell>
          <table:table-cell table:number-columns-repeated="2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 okul</text:p>
          </table:table-cell>
          <table:table-cell/>
          <table:table-cell table:style-name="ce63"/>
          <table:table-cell table:style-name="ce63" office:value-type="float" office:value="-15000" calcext:value-type="float">
            <text:p>-15.000,00</text:p>
          </table:table-cell>
          <table:table-cell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63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32]+[.F33]+[.G3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0" table:number-columns-repeated="3"/>
          <table:table-cell table:style-name="ce62"/>
          <table:table-cell table:number-columns-repeated="2"/>
          <table:table-cell table:formula="of:=[.H33]+[.F34]+[.G3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63" office:value-type="float" office:value="4200" calcext:value-type="float">
            <text:p>4.200,00</text:p>
          </table:table-cell>
          <table:table-cell table:number-columns-repeated="3"/>
          <table:table-cell table:formula="of:=[.H34]+[.F35]+[.G3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63" office:value-type="float" office:value="1650" calcext:value-type="float">
            <text:p>1.650,00</text:p>
          </table:table-cell>
          <table:table-cell table:number-columns-repeated="3"/>
          <table:table-cell table:formula="of:=[.H35]+[.F36]+[.G3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2/12-2023-24– 30-09-22</text:p>
          </table:table-cell>
          <table:table-cell/>
          <table:table-cell table:style-name="ce63" office:value-type="float" office:value="3000" calcext:value-type="float">
            <text:p>3.000,00</text:p>
          </table:table-cell>
          <table:table-cell table:number-columns-repeated="3"/>
          <table:table-cell table:formula="of:=[.H36]+[.F37]+[.G3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12/12-2022-23</text:p>
          </table:table-cell>
          <table:table-cell/>
          <table:table-cell office:value-type="float" office:value="4000" calcext:value-type="float">
            <text:p>4000</text:p>
          </table:table-cell>
          <table:table-cell/>
          <table:table-cell table:style-name="Default" table:number-columns-repeated="2"/>
          <table:table-cell table:formula="of:=[.H37]+[.F38]+[.G38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8]+[.F39]+[.G3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61" office:value-type="float" office:value="54000" calcext:value-type="float">
            <text:p>54.000,00</text:p>
          </table:table-cell>
          <table:table-cell/>
          <table:table-cell table:style-name="ce61" table:number-columns-repeated="2"/>
          <table:table-cell table:formula="of:=[.H39]+[.F40]+[.G40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40]+[.F41]+[.G41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41]+[.F42]+[.G4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1/12-2023-24</text:p>
          </table:table-cell>
          <table:table-cell/>
          <table:table-cell office:value-type="float" office:value="4000" calcext:value-type="float">
            <text:p>4000</text:p>
          </table:table-cell>
          <table:table-cell/>
          <table:table-cell table:style-name="Default" table:number-columns-repeated="2"/>
          <table:table-cell table:formula="of:=[.H42]+[.F43]+[.G43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43]+[.F44]+[.G44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44]+[.F45]+[.G45]" office:value-type="float" office:value="0" calcext:value-type="float">
            <text:p>0,00</text:p>
          </table:table-cell>
        </table:table-row>
      </table:table>
      <table:table table:name="10" table:style-name="ta1">
        <table:table-column table:style-name="co9" table:default-cell-style-name="Default"/>
        <table:table-column table:style-name="co26" table:default-cell-style-name="Default"/>
        <table:table-column table:style-name="co29" table:default-cell-style-name="Default"/>
        <table:table-column table:style-name="co9" table:default-cell-style-name="Default"/>
        <table:table-column table:style-name="co9" table:number-columns-repeated="4" table:default-cell-style-name="ce63"/>
        <table:table-row table:style-name="ro1">
          <table:table-cell table:number-columns-repeated="4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1">
          <table:table-cell table:style-name="ce60" office:value-type="string" calcext:value-type="string">
            <text:p>- EKİM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4:.D65])" office:value-type="float" office:value="12850" calcext:value-type="float">
            <text:p>12.850,00</text:p>
          </table:table-cell>
          <table:table-cell table:style-name="ce109" table:formula="of:=SUM([.E4:.E65])" office:value-type="float" office:value="-11546.5" calcext:value-type="float">
            <text:p>-11.546,50</text:p>
          </table:table-cell>
          <table:table-cell table:style-name="ce109" table:formula="of:=SUM([.F4:.F62])" office:value-type="float" office:value="0" calcext:value-type="float">
            <text:p>0,00</text:p>
          </table:table-cell>
          <table:table-cell table:style-name="ce109" table:formula="of:=SUM([.G4:.G62])" office:value-type="float" office:value="0" calcext:value-type="float">
            <text:p>0,00</text:p>
          </table:table-cell>
          <table:table-cell table:style-name="ce109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7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62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number-columns-repeated="7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office:value-type="string" calcext:value-type="string">
            <text:p>9522138254 /CK ÇEPESAŞ/FATURA</text:p>
          </table:table-cell>
          <table:table-cell table:style-name="ce98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5847500300 /CK ÇEPESAŞ/FATURA</text:p>
          </table:table-cell>
          <table:table-cell table:style-name="ce99" table:number-columns-repeated="2"/>
          <table:table-cell table:style-name="ce62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table:number-columns-repeated="2"/>
          <table:table-cell table:style-name="ce62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table:number-columns-repeated="3"/>
          <table:table-cell table:style-name="ce62"/>
          <table:table-cell table:number-columns-repeated="3"/>
        </table:table-row>
        <table:table-row table:style-name="ro1">
          <table:table-cell/>
          <table:table-cell table:style-name="ce99" office:value-type="string" calcext:value-type="string">
            <text:p>Adem Özen Kira Ödemesi 5/12</text:p>
          </table:table-cell>
          <table:table-cell table:style-name="ce99" table:number-columns-repeated="2"/>
          <table:table-cell table:style-name="ce62" office:value-type="float" office:value="-4300" calcext:value-type="float">
            <text:p>-4.300,00</text:p>
          </table:table-cell>
          <table:table-cell table:style-name="ce62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MarRyl Aidat 5/12</text:p>
          </table:table-cell>
          <table:table-cell table:style-name="ce99" table:number-columns-repeated="2"/>
          <table:table-cell table:style-name="ce62" office:value-type="float" office:value="-396.5" calcext:value-type="float">
            <text:p>-396,50</text:p>
          </table:table-cell>
          <table:table-cell table:style-name="ce62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11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office:value-type="string" calcext:value-type="string">
            <text:p>0000383215 /TOKATAMASY/FATURA</text:p>
          </table:table-cell>
          <table:table-cell table:style-name="ce9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office:value-type="string" calcext:value-type="string">
            <text:p>000374398 /TOKATAMASY/FATURA</text:p>
          </table:table-cell>
          <table:table-cell table:style-name="ce98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0" table:number-columns-repeated="3"/>
          <table:table-cell table:style-name="ce62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0" office:value-type="string" calcext:value-type="string">
            <text:p>4876 KK</text:p>
          </table:table-cell>
          <table:table-cell table:style-name="ce100" table:number-columns-repeated="2"/>
          <table:table-cell table:style-name="ce62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63" office:value-type="float" office:value="4200" calcext:value-type="float">
            <text:p>4.200,00</text:p>
          </table:table-cell>
          <table:table-cell table:style-name="Default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63" office:value-type="float" office:value="1650" calcext:value-type="float">
            <text:p>1.65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3/12-2023-24– 30-10-22</text:p>
          </table:table-cell>
          <table:table-cell/>
          <table:table-cell table:style-name="ce63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2/12-2023-24</text:p>
          </table:table-cell>
          <table:table-cell/>
          <table:table-cell table:style-name="ce186" office:value-type="currency" office:currency="TRY" office:value="4000" calcext:value-type="currency">
            <text:p>₺4.000,00</text:p>
          </table:table-cell>
          <table:table-cell table:style-name="Default" table:number-columns-repeated="3"/>
          <table:table-cell table:formula="of:=[.H29]+[.F30]+[.G30]" office:value-type="float" office:value="0" calcext:value-type="float">
            <text:p>0,00</text:p>
          </table:table-cell>
        </table:table-row>
      </table:table>
      <table:table table:name="11" table:style-name="ta2">
        <table:table-column table:style-name="co9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9" table:default-cell-style-name="Default"/>
        <table:table-column table:style-name="co9" table:number-columns-repeated="4" table:default-cell-style-name="ce63"/>
        <table:table-row table:style-name="ro1">
          <table:table-cell table:number-columns-repeated="4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1">
          <table:table-cell table:style-name="ce60" office:value-type="string" calcext:value-type="string">
            <text:p>- KASIM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4:.D65])" office:value-type="float" office:value="134050" calcext:value-type="float">
            <text:p>134.050,00</text:p>
          </table:table-cell>
          <table:table-cell table:style-name="ce109" table:formula="of:=SUM([.E4:.E65])" office:value-type="float" office:value="-11546.5" calcext:value-type="float">
            <text:p>-11.546,50</text:p>
          </table:table-cell>
          <table:table-cell table:style-name="ce109" table:formula="of:=SUM([.F4:.F63])" office:value-type="float" office:value="0" calcext:value-type="float">
            <text:p>0,00</text:p>
          </table:table-cell>
          <table:table-cell table:style-name="ce109" table:formula="of:=SUM([.G4:.G63])" office:value-type="float" office:value="0" calcext:value-type="float">
            <text:p>0,00</text:p>
          </table:table-cell>
          <table:table-cell table:style-name="ce109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7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62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5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office:value-type="string" calcext:value-type="string">
            <text:p>9522138254 /CK ÇEPESAŞ/FATURA</text:p>
          </table:table-cell>
          <table:table-cell table:style-name="ce98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5847500300 /CK ÇEPESAŞ/FATURA</text:p>
          </table:table-cell>
          <table:table-cell table:style-name="ce99" table:number-columns-repeated="2"/>
          <table:table-cell table:style-name="ce62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table:number-columns-repeated="2"/>
          <table:table-cell table:style-name="ce62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Adem Özen Kira Ödemesi 6/12</text:p>
          </table:table-cell>
          <table:table-cell table:style-name="ce99" table:number-columns-repeated="2"/>
          <table:table-cell table:style-name="ce62" office:value-type="float" office:value="-4300" calcext:value-type="float">
            <text:p>-4.300,00</text:p>
          </table:table-cell>
          <table:table-cell table:style-name="ce62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MarRyl Aidat 6/12</text:p>
          </table:table-cell>
          <table:table-cell table:style-name="ce99" table:number-columns-repeated="2"/>
          <table:table-cell table:style-name="ce62" office:value-type="float" office:value="-396.5" calcext:value-type="float">
            <text:p>-396,50</text:p>
          </table:table-cell>
          <table:table-cell table:style-name="ce62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4"/>
        </table:table-row>
        <table:table-row table:style-name="ro1">
          <table:table-cell/>
          <table:table-cell table:style-name="ce98" office:value-type="string" calcext:value-type="string">
            <text:p>0000383215 /TOKATAMASY/FATURA</text:p>
          </table:table-cell>
          <table:table-cell table:style-name="ce9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office:value-type="string" calcext:value-type="string">
            <text:p>000374398 /TOKATAMASY/FATURA</text:p>
          </table:table-cell>
          <table:table-cell table:style-name="ce98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0" table:number-columns-repeated="3"/>
          <table:table-cell table:style-name="ce62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0" office:value-type="string" calcext:value-type="string">
            <text:p>4876 KK</text:p>
          </table:table-cell>
          <table:table-cell table:style-name="ce100" table:number-columns-repeated="2"/>
          <table:table-cell table:style-name="ce62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/>
          <table:table-cell table:style-name="ce63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/>
          <table:table-cell table:style-name="ce63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63" office:value-type="float" office:value="4200" calcext:value-type="float">
            <text:p>4.200,00</text:p>
          </table:table-cell>
          <table:table-cell table:style-name="Default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63" office:value-type="float" office:value="1650" calcext:value-type="float">
            <text:p>1.65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4/12-2023-24– 30-11-22</text:p>
          </table:table-cell>
          <table:table-cell/>
          <table:table-cell table:style-name="ce63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3/12-2023-24</text:p>
          </table:table-cell>
          <table:table-cell/>
          <table:table-cell table:style-name="ce61" office:value-type="float" office:value="4000" calcext:value-type="float">
            <text:p>4.000,00</text:p>
          </table:table-cell>
          <table:table-cell table:style-name="Default"/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Kira ++++++++++++++++++</text:p>
          </table:table-cell>
          <table:table-cell/>
          <table:table-cell table:style-name="ce63" office:value-type="float" office:value="78000" calcext:value-type="float">
            <text:p>78.000,00</text:p>
          </table:table-cell>
          <table:table-cell table:number-columns-repeated="3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ıkamacı Kira +++++++++++++++++</text:p>
          </table:table-cell>
          <table:table-cell/>
          <table:table-cell table:style-name="ce63" office:value-type="float" office:value="43200" calcext:value-type="float">
            <text:p>43.200,00</text:p>
          </table:table-cell>
          <table:table-cell table:style-name="Default"/>
          <table:table-cell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8"/>
        </table:table-row>
      </table:table>
      <table:table table:name="12" table:style-name="ta1">
        <table:table-column table:style-name="co9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9" table:default-cell-style-name="Default"/>
        <table:table-column table:style-name="co9" table:number-columns-repeated="4" table:default-cell-style-name="ce63"/>
        <table:table-row table:style-name="ro1">
          <table:table-cell table:number-columns-repeated="4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1">
          <table:table-cell table:style-name="ce60" office:value-type="string" calcext:value-type="string">
            <text:p>- ARALIK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4:.D70])" office:value-type="float" office:value="12850" calcext:value-type="float">
            <text:p>12.850,00</text:p>
          </table:table-cell>
          <table:table-cell table:style-name="ce109" table:formula="of:=SUM([.E4:.E70])" office:value-type="float" office:value="-11546.5" calcext:value-type="float">
            <text:p>-11.546,50</text:p>
          </table:table-cell>
          <table:table-cell table:style-name="ce109" table:formula="of:=SUM([.F4:.F68])" office:value-type="float" office:value="0" calcext:value-type="float">
            <text:p>0,00</text:p>
          </table:table-cell>
          <table:table-cell table:style-name="ce109" table:formula="of:=SUM([.G4:.G68])" office:value-type="float" office:value="0" calcext:value-type="float">
            <text:p>0,00</text:p>
          </table:table-cell>
          <table:table-cell table:style-name="ce109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7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62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number-columns-repeated="7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office:value-type="string" calcext:value-type="string">
            <text:p>9522138254 /CK ÇEPESAŞ/FATURA</text:p>
          </table:table-cell>
          <table:table-cell table:style-name="ce98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5847500300 /CK ÇEPESAŞ/FATURA</text:p>
          </table:table-cell>
          <table:table-cell table:style-name="ce99" table:number-columns-repeated="2"/>
          <table:table-cell table:style-name="ce62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table:number-columns-repeated="2"/>
          <table:table-cell table:style-name="ce62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Adem Özen Kira Ödemesi 7/12</text:p>
          </table:table-cell>
          <table:table-cell table:style-name="ce99" table:number-columns-repeated="2"/>
          <table:table-cell table:style-name="ce62" office:value-type="float" office:value="-4300" calcext:value-type="float">
            <text:p>-4.300,00</text:p>
          </table:table-cell>
          <table:table-cell table:style-name="ce62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MarRyl Aidat 7/12</text:p>
          </table:table-cell>
          <table:table-cell table:style-name="ce99" table:number-columns-repeated="2"/>
          <table:table-cell table:style-name="ce62" office:value-type="float" office:value="-396.5" calcext:value-type="float">
            <text:p>-396,50</text:p>
          </table:table-cell>
          <table:table-cell table:style-name="ce62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4"/>
        </table:table-row>
        <table:table-row table:style-name="ro1">
          <table:table-cell/>
          <table:table-cell table:style-name="ce98" office:value-type="string" calcext:value-type="string">
            <text:p>0000383215 /TOKATAMASY/FATURA</text:p>
          </table:table-cell>
          <table:table-cell table:style-name="ce9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office:value-type="string" calcext:value-type="string">
            <text:p>000374398 /TOKATAMASY/FATURA</text:p>
          </table:table-cell>
          <table:table-cell table:style-name="ce98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0" table:number-columns-repeated="3"/>
          <table:table-cell table:style-name="ce62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0" office:value-type="string" calcext:value-type="string">
            <text:p>4876 KK</text:p>
          </table:table-cell>
          <table:table-cell table:style-name="ce100" table:number-columns-repeated="2"/>
          <table:table-cell table:style-name="ce62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63" office:value-type="float" office:value="4200" calcext:value-type="float">
            <text:p>4.200,00</text:p>
          </table:table-cell>
          <table:table-cell table:style-name="Default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63" office:value-type="float" office:value="1650" calcext:value-type="float">
            <text:p>1.65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5/12-2023-24– 30-12-22</text:p>
          </table:table-cell>
          <table:table-cell/>
          <table:table-cell table:style-name="ce63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4/12-2023-24</text:p>
          </table:table-cell>
          <table:table-cell/>
          <table:table-cell table:style-name="ce186" office:value-type="currency" office:currency="TRY" office:value="4000" calcext:value-type="currency">
            <text:p>₺4.000,00</text:p>
          </table:table-cell>
          <table:table-cell table:style-name="Default"/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 table:number-columns-repeated="3"/>
          <table:table-cell table:style-name="ce63"/>
          <table:table-cell table:style-name="Default"/>
          <table:table-cell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87"/>
          <table:table-cell table:number-columns-repeated="2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 table:number-rows-repeated="2">
          <table:table-cell table:style-name="ce93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  <table:table-row table:style-name="ro1" table:number-rows-repeated="5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style-name="ce61"/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78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188"/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ce63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ce63"/>
          <table:table-cell table:style-name="Default" table:number-columns-repeated="4"/>
        </table:table-row>
      </table:table>
      <table:table table:name="PROCESS" table:style-name="ta1">
        <table:table-column table:style-name="co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9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2022 işlenecek dosyal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ursun Durmuş İcra </text:p>
          </table:table-cell>
          <table:table-cell office:value-type="string" calcext:value-type="string">
            <text:p>kira</text:p>
          </table:table-cell>
          <table:table-cell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</table:table-row>
        <table:table-row table:style-name="ro1">
          <table:table-cell/>
          <table:table-cell office:value-type="string" calcext:value-type="string">
            <text:p>ÇEPESAŞ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</table:table-row>
        <table:table-row table:style-name="ro1">
          <table:table-cell/>
          <table:table-cell office:value-type="string" calcext:value-type="string">
            <text:p>SU SAYAC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">
      <number:number number:decimal-places="11" number:min-decimal-places="1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5">00.00.0000</text:date>, <text:time style:data-style-name="N2" text:time-value="09:34:37.8699896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1DT13H47M2S</meta:editing-duration>
    <meta:editing-cycles>61</meta:editing-cycles>
    <meta:generator>LibreOffice/7.2.7.2$Linux_X86_64 LibreOffice_project/20$Build-2</meta:generator>
    <dc:date>2022-08-15T09:59:32.224879678</dc:date>
    <meta:document-statistic meta:table-count="14" meta:cell-count="1554" meta:object-count="0"/>
  </office:meta>
</office:document-meta>
</file>